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1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5.28mm"/>
    </style:style>
    <style:style style:name="co5" style:family="table-column">
      <style:table-column-properties fo:break-before="auto" style:column-width="30.36mm"/>
    </style:style>
    <style:style style:name="co6" style:family="table-column">
      <style:table-column-properties fo:break-before="auto" style:column-width="27.89mm"/>
    </style:style>
    <style:style style:name="co7" style:family="table-column">
      <style:table-column-properties fo:break-before="auto" style:column-width="75.64mm"/>
    </style:style>
    <style:style style:name="co8" style:family="table-column">
      <style:table-column-properties fo:break-before="auto" style:column-width="33.43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30.04mm"/>
    </style:style>
    <style:style style:name="co11" style:family="table-column">
      <style:table-column-properties fo:break-before="auto" style:column-width="53.78mm"/>
    </style:style>
    <style:style style:name="co12" style:family="table-column">
      <style:table-column-properties fo:break-before="auto" style:column-width="49.78mm"/>
    </style:style>
    <style:style style:name="co13" style:family="table-column">
      <style:table-column-properties fo:break-before="auto" style:column-width="33.74mm"/>
    </style:style>
    <style:style style:name="co14" style:family="table-column">
      <style:table-column-properties fo:break-before="auto" style:column-width="34.36mm"/>
    </style:style>
    <style:style style:name="co15" style:family="table-column">
      <style:table-column-properties fo:break-before="auto" style:column-width="18.63mm"/>
    </style:style>
    <style:style style:name="co16" style:family="table-column">
      <style:table-column-properties fo:break-before="auto" style:column-width="20.48mm"/>
    </style:style>
    <style:style style:name="co17" style:family="table-column">
      <style:table-column-properties fo:break-before="auto" style:column-width="14.01mm"/>
    </style:style>
    <style:style style:name="co18" style:family="table-column">
      <style:table-column-properties fo:break-before="auto" style:column-width="19.86mm"/>
    </style:style>
    <style:style style:name="co19" style:family="table-column">
      <style:table-column-properties fo:break-before="auto" style:column-width="18.49mm"/>
    </style:style>
    <style:style style:name="co20" style:family="table-column">
      <style:table-column-properties fo:break-before="auto" style:column-width="28.8mm"/>
    </style:style>
    <style:style style:name="co21" style:family="table-column">
      <style:table-column-properties fo:break-before="auto" style:column-width="24.18mm"/>
    </style:style>
    <style:style style:name="co22" style:family="table-column">
      <style:table-column-properties fo:break-before="auto" style:column-width="30.55mm"/>
    </style:style>
    <style:style style:name="co23" style:family="table-column">
      <style:table-column-properties fo:break-before="auto" style:column-width="34.84mm"/>
    </style:style>
    <style:style style:name="co24" style:family="table-column">
      <style:table-column-properties fo:break-before="auto" style:column-width="31.89mm"/>
    </style:style>
    <style:style style:name="co25" style:family="table-column">
      <style:table-column-properties fo:break-before="auto" style:column-width="23.57mm"/>
    </style:style>
    <style:style style:name="co26" style:family="table-column">
      <style:table-column-properties fo:break-before="auto" style:column-width="16.93mm"/>
    </style:style>
    <style:style style:name="co27" style:family="table-column">
      <style:table-column-properties fo:break-before="auto" style:column-width="14.32mm"/>
    </style:style>
    <style:style style:name="co28" style:family="table-column">
      <style:table-column-properties fo:break-before="auto" style:column-width="33.6mm"/>
    </style:style>
    <style:style style:name="co29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ackground-color="transparent" fo:border="none"/>
      <style:map style:condition="is-true-formula([.C2]=&quot;&quot;)" style:apply-style-name="Cellule_20_invalide" style:base-cell-address="Feuille1.C2"/>
    </style:style>
    <style:style style:name="ce19" style:family="table-cell" style:parent-style-name="Default">
      <style:table-cell-properties fo:background-color="transparent" fo:border="none"/>
      <style:map style:condition="is-true-formula([.C10]=&quot;&quot;)" style:apply-style-name="Cellule_20_invalide" style:base-cell-address="Feuille1.C10"/>
    </style:style>
    <style:style style:name="ce21" style:family="table-cell" style:parent-style-name="Default">
      <style:table-cell-properties fo:background-color="transparent" fo:border="none"/>
      <style:map style:condition="is-true-formula([.C11]=&quot;&quot;)" style:apply-style-name="Cellule_20_invalide" style:base-cell-address="Feuille1.C11"/>
    </style:style>
    <style:style style:name="ce43" style:family="table-cell" style:parent-style-name="Default">
      <style:table-cell-properties fo:background-color="transparent" fo:border="none"/>
      <style:map style:condition="is-true-formula([.C12]=&quot;&quot;)" style:apply-style-name="Cellule_20_invalide" style:base-cell-address="Feuille1.C12"/>
    </style:style>
    <style:style style:name="ce44" style:family="table-cell" style:parent-style-name="Default">
      <style:table-cell-properties fo:background-color="transparent" fo:border="none"/>
      <style:map style:condition="is-true-formula([.C13]=&quot;&quot;)" style:apply-style-name="Cellule_20_invalide" style:base-cell-address="Feuille1.C13"/>
    </style:style>
    <style:style style:name="ce46" style:family="table-cell" style:parent-style-name="Default">
      <style:table-cell-properties fo:background-color="transparent" fo:border="none"/>
      <style:map style:condition="is-true-formula([.C14]=&quot;&quot;)" style:apply-style-name="Cellule_20_invalide" style:base-cell-address="Feuille1.C14"/>
    </style:style>
    <style:style style:name="ce13" style:family="table-cell" style:parent-style-name="Default">
      <style:table-cell-properties fo:background-color="transparent" fo:border="none"/>
      <style:map style:condition="is-true-formula([.C16]=&quot;&quot;)" style:apply-style-name="Cellule_20_invalide" style:base-cell-address="Feuille1.C16"/>
    </style:style>
    <style:style style:name="ce25" style:family="table-cell" style:parent-style-name="Default">
      <style:table-cell-properties fo:background-color="transparent" fo:border="none"/>
      <style:map style:condition="is-true-formula([.C17]=&quot;&quot;)" style:apply-style-name="Cellule_20_invalide" style:base-cell-address="Feuille1.C17"/>
    </style:style>
    <style:style style:name="ce49" style:family="table-cell" style:parent-style-name="Default">
      <style:table-cell-properties fo:background-color="transparent" fo:border="none"/>
      <style:map style:condition="is-true-formula([.C18]=&quot;&quot;)" style:apply-style-name="Cellule_20_invalide" style:base-cell-address="Feuille1.C18"/>
    </style:style>
    <style:style style:name="ce40" style:family="table-cell" style:parent-style-name="Default">
      <style:table-cell-properties fo:background-color="transparent" fo:border="none"/>
      <style:map style:condition="is-true-formula([.C20]=&quot;&quot;)" style:apply-style-name="Cellule_20_invalide" style:base-cell-address="Feuille1.C20"/>
    </style:style>
    <style:style style:name="ce41" style:family="table-cell" style:parent-style-name="Default">
      <style:table-cell-properties fo:background-color="transparent" fo:border="none"/>
      <style:map style:condition="is-true-formula([.C21]=&quot;&quot;)" style:apply-style-name="Cellule_20_invalide" style:base-cell-address="Feuille1.C21"/>
    </style:style>
    <style:style style:name="ce53" style:family="table-cell" style:parent-style-name="Default">
      <style:table-cell-properties fo:background-color="transparent" fo:border="none"/>
      <style:map style:condition="is-true-formula([.C22]=&quot;&quot;)" style:apply-style-name="Cellule_20_invalide" style:base-cell-address="Feuille1.C22"/>
    </style:style>
    <style:style style:name="ce16" style:family="table-cell" style:parent-style-name="Default">
      <style:table-cell-properties fo:background-color="transparent" fo:border="none"/>
      <style:map style:condition="is-true-formula([.C24]=&quot;&quot;)" style:apply-style-name="Cellule_20_invalide" style:base-cell-address="Feuille1.C24"/>
    </style:style>
    <style:style style:name="ce58" style:family="table-cell" style:parent-style-name="Default">
      <style:table-cell-properties fo:background-color="transparent" fo:border="none"/>
      <style:map style:condition="is-true-formula([.C26]=&quot;&quot;)" style:apply-style-name="Cellule_20_invalide" style:base-cell-address="Feuille1.C26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2"/>
    </style:style>
    <style:style style:name="ce11" style:family="table-cell" style:parent-style-name="Default">
      <style:map style:condition="is-true-formula([.C33]=0)" style:apply-style-name="Cellule_20_grisée" style:base-cell-address="Feuille1.D33"/>
      <style:map style:condition="is-true-formula(AND([.C33]&lt;&gt;0;[.D33]=&quot;&quot;))" style:apply-style-name="Cellule_20_invalide" style:base-cell-address="Feuille1.D33"/>
    </style:style>
    <style:style style:name="ce14" style:family="table-cell" style:parent-style-name="Default">
      <style:map style:condition="is-true-formula([.C33]=0)" style:apply-style-name="Cellule_20_grisée" style:base-cell-address="Feuille1.E33"/>
    </style:style>
    <style:style style:name="ce15" style:family="table-cell" style:parent-style-name="Default">
      <style:map style:condition="is-true-formula([.C34]=0)" style:apply-style-name="Cellule_20_grisée" style:base-cell-address="Feuille1.E34"/>
    </style:style>
    <style:style style:name="ce17" style:family="table-cell" style:parent-style-name="Default">
      <style:map style:condition="is-true-formula([.C33]=0)" style:apply-style-name="Cellule_20_grisée" style:base-cell-address="Feuille1.F33"/>
    </style:style>
    <style:style style:name="ce18" style:family="table-cell" style:parent-style-name="Default">
      <style:map style:condition="is-true-formula([.G33]=0)" style:apply-style-name="Cellule_20_grisée" style:base-cell-address="Feuille1.H33"/>
      <style:map style:condition="is-true-formula(AND([.G33]&lt;&gt;0;[.H33]=&quot;&quot;))" style:apply-style-name="Cellule_20_invalide" style:base-cell-address="Feuille1.H33"/>
    </style:style>
    <style:style style:name="ce20" style:family="table-cell" style:parent-style-name="Default">
      <style:map style:condition="is-true-formula([.K33]=0)" style:apply-style-name="Cellule_20_grisée" style:base-cell-address="Feuille1.L33"/>
      <style:map style:condition="is-true-formula(AND([.K33]&lt;&gt;0;[.L33]=&quot;&quot;))" style:apply-style-name="Cellule_20_invalide" style:base-cell-address="Feuille1.L33"/>
    </style:style>
    <style:style style:name="ce23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24" style:family="table-cell" style:parent-style-name="Default" style:data-style-name="N0">
      <style:map style:condition="is-true-formula([.AA33]=0)" style:apply-style-name="Cellule_20_grisée" style:base-cell-address="Feuille1.AB33"/>
      <style:map style:condition="is-true-formula(AND([.AA33]&lt;&gt;0;[.AB33]=&quot;&quot;))" style:apply-style-name="Cellule_20_invalide" style:base-cell-address="Feuille1.AB33"/>
    </style:style>
    <style:style style:name="ce27" style:family="table-cell" style:parent-style-name="Default" style:data-style-name="N0">
      <style:map style:condition="is-true-formula([.AA33]=0)" style:apply-style-name="Cellule_20_grisée" style:base-cell-address="Feuille1.AC33"/>
      <style:map style:condition="is-true-formula(AND([.AA33]&lt;&gt;0;[.AC33]=&quot;&quot;))" style:apply-style-name="Cellule_20_invalide" style:base-cell-address="Feuille1.AC33"/>
    </style:style>
    <style:style style:name="ce28" style:family="table-cell" style:parent-style-name="Default" style:data-style-name="N0">
      <style:map style:condition="is-true-formula(OR([.AA35]=0;[.AA35]=&quot;line&quot;))" style:apply-style-name="Cellule_20_grisée" style:base-cell-address="Feuille1.AC35"/>
      <style:map style:condition="is-true-formula(AND([.AA35]&lt;&gt;0;[.AC35]=&quot;&quot;))" style:apply-style-name="Cellule_20_invalide" style:base-cell-address="Feuille1.AC35"/>
    </style:style>
    <style:style style:name="ce29" style:family="table-cell" style:parent-style-name="Default" style:data-style-name="N0">
      <style:map style:condition="is-true-formula([.AA2]=0)" style:apply-style-name="Cellule_20_grisée" style:base-cell-address="Feuille1.AD2"/>
      <style:map style:condition="is-true-formula(AND([.AA2]&lt;&gt;0;[.AD2]=&quot;&quot;))" style:apply-style-name="Cellule_20_invalide" style:base-cell-address="Feuille1.AD2"/>
    </style:style>
    <style:style style:name="ce69" style:family="table-cell" style:parent-style-name="Default" style:data-style-name="N0">
      <style:map style:condition="is-true-formula([.AA10]=0)" style:apply-style-name="Cellule_20_grisée" style:base-cell-address="Feuille1.AD10"/>
      <style:map style:condition="is-true-formula(AND([.AA10]&lt;&gt;0;[.AD10]=&quot;&quot;))" style:apply-style-name="Cellule_20_invalide" style:base-cell-address="Feuille1.AD10"/>
    </style:style>
    <style:style style:name="ce71" style:family="table-cell" style:parent-style-name="Default" style:data-style-name="N0">
      <style:map style:condition="is-true-formula([.AA11]=0)" style:apply-style-name="Cellule_20_grisée" style:base-cell-address="Feuille1.AD11"/>
      <style:map style:condition="is-true-formula(AND([.AA11]&lt;&gt;0;[.AD11]=&quot;&quot;))" style:apply-style-name="Cellule_20_invalide" style:base-cell-address="Feuille1.AD11"/>
    </style:style>
    <style:style style:name="ce66" style:family="table-cell" style:parent-style-name="Default" style:data-style-name="N0">
      <style:map style:condition="is-true-formula([.AA12]=0)" style:apply-style-name="Cellule_20_grisée" style:base-cell-address="Feuille1.AD12"/>
      <style:map style:condition="is-true-formula(AND([.AA12]&lt;&gt;0;[.AD12]=&quot;&quot;))" style:apply-style-name="Cellule_20_invalide" style:base-cell-address="Feuille1.AD12"/>
    </style:style>
    <style:style style:name="ce73" style:family="table-cell" style:parent-style-name="Default" style:data-style-name="N0">
      <style:map style:condition="is-true-formula([.AA13]=0)" style:apply-style-name="Cellule_20_grisée" style:base-cell-address="Feuille1.AD13"/>
      <style:map style:condition="is-true-formula(AND([.AA13]&lt;&gt;0;[.AD13]=&quot;&quot;))" style:apply-style-name="Cellule_20_invalide" style:base-cell-address="Feuille1.AD13"/>
    </style:style>
    <style:style style:name="ce89" style:family="table-cell" style:parent-style-name="Default" style:data-style-name="N0">
      <style:map style:condition="is-true-formula([.AA14]=0)" style:apply-style-name="Cellule_20_grisée" style:base-cell-address="Feuille1.AD14"/>
      <style:map style:condition="is-true-formula(AND([.AA14]&lt;&gt;0;[.AD14]=&quot;&quot;))" style:apply-style-name="Cellule_20_invalide" style:base-cell-address="Feuille1.AD14"/>
    </style:style>
    <style:style style:name="ce62" style:family="table-cell" style:parent-style-name="Default" style:data-style-name="N0">
      <style:map style:condition="is-true-formula([.AA16]=0)" style:apply-style-name="Cellule_20_grisée" style:base-cell-address="Feuille1.AD16"/>
      <style:map style:condition="is-true-formula(AND([.AA16]&lt;&gt;0;[.AD16]=&quot;&quot;))" style:apply-style-name="Cellule_20_invalide" style:base-cell-address="Feuille1.AD16"/>
    </style:style>
    <style:style style:name="ce63" style:family="table-cell" style:parent-style-name="Default" style:data-style-name="N0">
      <style:map style:condition="is-true-formula([.AA17]=0)" style:apply-style-name="Cellule_20_grisée" style:base-cell-address="Feuille1.AD17"/>
      <style:map style:condition="is-true-formula(AND([.AA17]&lt;&gt;0;[.AD17]=&quot;&quot;))" style:apply-style-name="Cellule_20_invalide" style:base-cell-address="Feuille1.AD17"/>
    </style:style>
    <style:style style:name="ce96" style:family="table-cell" style:parent-style-name="Default" style:data-style-name="N0">
      <style:map style:condition="is-true-formula([.AA18]=0)" style:apply-style-name="Cellule_20_grisée" style:base-cell-address="Feuille1.AD18"/>
      <style:map style:condition="is-true-formula(AND([.AA18]&lt;&gt;0;[.AD18]=&quot;&quot;))" style:apply-style-name="Cellule_20_invalide" style:base-cell-address="Feuille1.AD18"/>
    </style:style>
    <style:style style:name="ce74" style:family="table-cell" style:parent-style-name="Default" style:data-style-name="N0">
      <style:map style:condition="is-true-formula([.AA20]=0)" style:apply-style-name="Cellule_20_grisée" style:base-cell-address="Feuille1.AD20"/>
      <style:map style:condition="is-true-formula(AND([.AA20]&lt;&gt;0;[.AD20]=&quot;&quot;))" style:apply-style-name="Cellule_20_invalide" style:base-cell-address="Feuille1.AD20"/>
    </style:style>
    <style:style style:name="ce76" style:family="table-cell" style:parent-style-name="Default" style:data-style-name="N0">
      <style:map style:condition="is-true-formula([.AA21]=0)" style:apply-style-name="Cellule_20_grisée" style:base-cell-address="Feuille1.AD21"/>
      <style:map style:condition="is-true-formula(AND([.AA21]&lt;&gt;0;[.AD21]=&quot;&quot;))" style:apply-style-name="Cellule_20_invalide" style:base-cell-address="Feuille1.AD21"/>
    </style:style>
    <style:style style:name="ce103" style:family="table-cell" style:parent-style-name="Default" style:data-style-name="N0">
      <style:map style:condition="is-true-formula([.AA22]=0)" style:apply-style-name="Cellule_20_grisée" style:base-cell-address="Feuille1.AD22"/>
      <style:map style:condition="is-true-formula(AND([.AA22]&lt;&gt;0;[.AD22]=&quot;&quot;))" style:apply-style-name="Cellule_20_invalide" style:base-cell-address="Feuille1.AD22"/>
    </style:style>
    <style:style style:name="ce30" style:family="table-cell" style:parent-style-name="Default" style:data-style-name="N0">
      <style:map style:condition="is-true-formula(OR([.AA2]=0;[.AA2]=0=&quot;line&quot;;[.AA2]=0=&quot;circle&quot;))" style:apply-style-name="Cellule_20_grisée" style:base-cell-address="Feuille1.AE2"/>
      <style:map style:condition="is-true-formula(AND([.AB2]&lt;&gt;0;[.AE2]=&quot;&quot;))" style:apply-style-name="Cellule_20_invalide" style:base-cell-address="Feuille1.AE2"/>
    </style:style>
    <style:style style:name="ce78" style:family="table-cell" style:parent-style-name="Default" style:data-style-name="N0">
      <style:map style:condition="is-true-formula(OR([.AA10]=0;[.AA10]=0=&quot;line&quot;;[.AA10]=0=&quot;circle&quot;))" style:apply-style-name="Cellule_20_grisée" style:base-cell-address="Feuille1.AE10"/>
      <style:map style:condition="is-true-formula(AND([.AB10]&lt;&gt;0;[.AE10]=&quot;&quot;))" style:apply-style-name="Cellule_20_invalide" style:base-cell-address="Feuille1.AE10"/>
    </style:style>
    <style:style style:name="ce79" style:family="table-cell" style:parent-style-name="Default" style:data-style-name="N0">
      <style:map style:condition="is-true-formula(OR([.AA11]=0;[.AA11]=0=&quot;line&quot;;[.AA11]=0=&quot;circle&quot;))" style:apply-style-name="Cellule_20_grisée" style:base-cell-address="Feuille1.AE11"/>
      <style:map style:condition="is-true-formula(AND([.AB11]&lt;&gt;0;[.AE11]=&quot;&quot;))" style:apply-style-name="Cellule_20_invalide" style:base-cell-address="Feuille1.AE11"/>
    </style:style>
    <style:style style:name="ce81" style:family="table-cell" style:parent-style-name="Default" style:data-style-name="N0">
      <style:map style:condition="is-true-formula(OR([.AA12]=0;[.AA12]=0=&quot;line&quot;;[.AA12]=0=&quot;circle&quot;))" style:apply-style-name="Cellule_20_grisée" style:base-cell-address="Feuille1.AE12"/>
      <style:map style:condition="is-true-formula(AND([.AB12]&lt;&gt;0;[.AE12]=&quot;&quot;))" style:apply-style-name="Cellule_20_invalide" style:base-cell-address="Feuille1.AE12"/>
    </style:style>
    <style:style style:name="ce97" style:family="table-cell" style:parent-style-name="Default" style:data-style-name="N0">
      <style:map style:condition="is-true-formula(OR([.AA13]=0;[.AA13]=0=&quot;line&quot;;[.AA13]=0=&quot;circle&quot;))" style:apply-style-name="Cellule_20_grisée" style:base-cell-address="Feuille1.AE13"/>
      <style:map style:condition="is-true-formula(AND([.AB13]&lt;&gt;0;[.AE13]=&quot;&quot;))" style:apply-style-name="Cellule_20_invalide" style:base-cell-address="Feuille1.AE13"/>
    </style:style>
    <style:style style:name="ce113" style:family="table-cell" style:parent-style-name="Default" style:data-style-name="N0">
      <style:map style:condition="is-true-formula(OR([.AA14]=0;[.AA14]=0=&quot;line&quot;;[.AA14]=0=&quot;circle&quot;))" style:apply-style-name="Cellule_20_grisée" style:base-cell-address="Feuille1.AE14"/>
      <style:map style:condition="is-true-formula(AND([.AB14]&lt;&gt;0;[.AE14]=&quot;&quot;))" style:apply-style-name="Cellule_20_invalide" style:base-cell-address="Feuille1.AE14"/>
    </style:style>
    <style:style style:name="ce77" style:family="table-cell" style:parent-style-name="Default" style:data-style-name="N0">
      <style:map style:condition="is-true-formula(OR([.AA16]=0;[.AA16]=0=&quot;line&quot;;[.AA16]=0=&quot;circle&quot;))" style:apply-style-name="Cellule_20_grisée" style:base-cell-address="Feuille1.AE16"/>
      <style:map style:condition="is-true-formula(AND([.AB16]&lt;&gt;0;[.AE16]=&quot;&quot;))" style:apply-style-name="Cellule_20_invalide" style:base-cell-address="Feuille1.AE16"/>
    </style:style>
    <style:style style:name="ce82" style:family="table-cell" style:parent-style-name="Default" style:data-style-name="N0">
      <style:map style:condition="is-true-formula(OR([.AA17]=0;[.AA17]=0=&quot;line&quot;;[.AA17]=0=&quot;circle&quot;))" style:apply-style-name="Cellule_20_grisée" style:base-cell-address="Feuille1.AE17"/>
      <style:map style:condition="is-true-formula(AND([.AB17]&lt;&gt;0;[.AE17]=&quot;&quot;))" style:apply-style-name="Cellule_20_invalide" style:base-cell-address="Feuille1.AE17"/>
    </style:style>
    <style:style style:name="ce116" style:family="table-cell" style:parent-style-name="Default" style:data-style-name="N0">
      <style:map style:condition="is-true-formula(OR([.AA18]=0;[.AA18]=0=&quot;line&quot;;[.AA18]=0=&quot;circle&quot;))" style:apply-style-name="Cellule_20_grisée" style:base-cell-address="Feuille1.AE18"/>
      <style:map style:condition="is-true-formula(AND([.AB18]&lt;&gt;0;[.AE18]=&quot;&quot;))" style:apply-style-name="Cellule_20_invalide" style:base-cell-address="Feuille1.AE18"/>
    </style:style>
    <style:style style:name="ce83" style:family="table-cell" style:parent-style-name="Default" style:data-style-name="N0">
      <style:map style:condition="is-true-formula(OR([.AA20]=0;[.AA20]=0=&quot;line&quot;;[.AA20]=0=&quot;circle&quot;))" style:apply-style-name="Cellule_20_grisée" style:base-cell-address="Feuille1.AE20"/>
      <style:map style:condition="is-true-formula(AND([.AB20]&lt;&gt;0;[.AE20]=&quot;&quot;))" style:apply-style-name="Cellule_20_invalide" style:base-cell-address="Feuille1.AE20"/>
    </style:style>
    <style:style style:name="ce84" style:family="table-cell" style:parent-style-name="Default" style:data-style-name="N0">
      <style:map style:condition="is-true-formula(OR([.AA21]=0;[.AA21]=0=&quot;line&quot;;[.AA21]=0=&quot;circle&quot;))" style:apply-style-name="Cellule_20_grisée" style:base-cell-address="Feuille1.AE21"/>
      <style:map style:condition="is-true-formula(AND([.AB21]&lt;&gt;0;[.AE21]=&quot;&quot;))" style:apply-style-name="Cellule_20_invalide" style:base-cell-address="Feuille1.AE21"/>
    </style:style>
    <style:style style:name="ce120" style:family="table-cell" style:parent-style-name="Default" style:data-style-name="N0">
      <style:map style:condition="is-true-formula(OR([.AA22]=0;[.AA22]=0=&quot;line&quot;;[.AA22]=0=&quot;circle&quot;))" style:apply-style-name="Cellule_20_grisée" style:base-cell-address="Feuille1.AE22"/>
      <style:map style:condition="is-true-formula(AND([.AB22]&lt;&gt;0;[.AE22]=&quot;&quot;))" style:apply-style-name="Cellule_20_invalide" style:base-cell-address="Feuille1.AE22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87" style:family="table-cell" style:parent-style-name="Default" style:data-style-name="N0">
      <style:map style:condition="cell-content()=&quot;&quot;" style:apply-style-name="Cellule_20_invalide" style:base-cell-address="Feuille1.AG10"/>
    </style:style>
    <style:style style:name="ce88" style:family="table-cell" style:parent-style-name="Default" style:data-style-name="N0">
      <style:map style:condition="cell-content()=&quot;&quot;" style:apply-style-name="Cellule_20_invalide" style:base-cell-address="Feuille1.AG11"/>
    </style:style>
    <style:style style:name="ce101" style:family="table-cell" style:parent-style-name="Default" style:data-style-name="N0">
      <style:map style:condition="cell-content()=&quot;&quot;" style:apply-style-name="Cellule_20_invalide" style:base-cell-address="Feuille1.AG12"/>
    </style:style>
    <style:style style:name="ce70" style:family="table-cell" style:parent-style-name="Default" style:data-style-name="N0">
      <style:map style:condition="cell-content()=&quot;&quot;" style:apply-style-name="Cellule_20_invalide" style:base-cell-address="Feuille1.AG13"/>
    </style:style>
    <style:style style:name="ce128" style:family="table-cell" style:parent-style-name="Default" style:data-style-name="N0">
      <style:map style:condition="cell-content()=&quot;&quot;" style:apply-style-name="Cellule_20_invalide" style:base-cell-address="Feuille1.AG14"/>
    </style:style>
    <style:style style:name="ce104" style:family="table-cell" style:parent-style-name="Default" style:data-style-name="N0">
      <style:map style:condition="cell-content()=&quot;&quot;" style:apply-style-name="Cellule_20_invalide" style:base-cell-address="Feuille1.AG16"/>
    </style:style>
    <style:style style:name="ce105" style:family="table-cell" style:parent-style-name="Default" style:data-style-name="N0">
      <style:map style:condition="cell-content()=&quot;&quot;" style:apply-style-name="Cellule_20_invalide" style:base-cell-address="Feuille1.AG17"/>
    </style:style>
    <style:style style:name="ce131" style:family="table-cell" style:parent-style-name="Default" style:data-style-name="N0">
      <style:map style:condition="cell-content()=&quot;&quot;" style:apply-style-name="Cellule_20_invalide" style:base-cell-address="Feuille1.AG18"/>
    </style:style>
    <style:style style:name="ce91" style:family="table-cell" style:parent-style-name="Default" style:data-style-name="N0">
      <style:map style:condition="cell-content()=&quot;&quot;" style:apply-style-name="Cellule_20_invalide" style:base-cell-address="Feuille1.AG20"/>
    </style:style>
    <style:style style:name="ce92" style:family="table-cell" style:parent-style-name="Default" style:data-style-name="N0">
      <style:map style:condition="cell-content()=&quot;&quot;" style:apply-style-name="Cellule_20_invalide" style:base-cell-address="Feuille1.AG21"/>
    </style:style>
    <style:style style:name="ce135" style:family="table-cell" style:parent-style-name="Default" style:data-style-name="N0">
      <style:map style:condition="cell-content()=&quot;&quot;" style:apply-style-name="Cellule_20_invalide" style:base-cell-address="Feuille1.AG22"/>
    </style:style>
    <style:style style:name="ce52" style:family="table-cell" style:parent-style-name="Default" style:data-style-name="N0">
      <style:map style:condition="cell-content()=&quot;&quot;" style:apply-style-name="Cellule_20_invalide" style:base-cell-address="Feuille1.AG24"/>
    </style:style>
    <style:style style:name="ce152" style:family="table-cell" style:parent-style-name="Default" style:data-style-name="N0">
      <style:map style:condition="cell-content()=&quot;&quot;" style:apply-style-name="Cellule_20_invalide" style:base-cell-address="Feuille1.AH10"/>
    </style:style>
    <style:style style:name="ce95" style:family="table-cell" style:parent-style-name="Default" style:data-style-name="N0">
      <style:map style:condition="cell-content()=&quot;&quot;" style:apply-style-name="Cellule_20_invalide" style:base-cell-address="Feuille1.AH11"/>
    </style:style>
    <style:style style:name="ce154" style:family="table-cell" style:parent-style-name="Default" style:data-style-name="N0">
      <style:map style:condition="cell-content()=&quot;&quot;" style:apply-style-name="Cellule_20_invalide" style:base-cell-address="Feuille1.AH12"/>
    </style:style>
    <style:style style:name="ce155" style:family="table-cell" style:parent-style-name="Default" style:data-style-name="N0">
      <style:map style:condition="cell-content()=&quot;&quot;" style:apply-style-name="Cellule_20_invalide" style:base-cell-address="Feuille1.AH13"/>
    </style:style>
    <style:style style:name="ce156" style:family="table-cell" style:parent-style-name="Default" style:data-style-name="N0">
      <style:map style:condition="cell-content()=&quot;&quot;" style:apply-style-name="Cellule_20_invalide" style:base-cell-address="Feuille1.AH14"/>
    </style:style>
    <style:style style:name="ce157" style:family="table-cell" style:parent-style-name="Default" style:data-style-name="N0">
      <style:map style:condition="cell-content()=&quot;&quot;" style:apply-style-name="Cellule_20_invalide" style:base-cell-address="Feuille1.AH15"/>
    </style:style>
    <style:style style:name="ce118" style:family="table-cell" style:parent-style-name="Default" style:data-style-name="N0">
      <style:map style:condition="cell-content()=&quot;&quot;" style:apply-style-name="Cellule_20_invalide" style:base-cell-address="Feuille1.AH16"/>
    </style:style>
    <style:style style:name="ce159" style:family="table-cell" style:parent-style-name="Default" style:data-style-name="N0">
      <style:map style:condition="cell-content()=&quot;&quot;" style:apply-style-name="Cellule_20_invalide" style:base-cell-address="Feuille1.AH17"/>
    </style:style>
    <style:style style:name="ce160" style:family="table-cell" style:parent-style-name="Default" style:data-style-name="N0">
      <style:map style:condition="cell-content()=&quot;&quot;" style:apply-style-name="Cellule_20_invalide" style:base-cell-address="Feuille1.AH18"/>
    </style:style>
    <style:style style:name="ce161" style:family="table-cell" style:parent-style-name="Default" style:data-style-name="N0">
      <style:map style:condition="cell-content()=&quot;&quot;" style:apply-style-name="Cellule_20_invalide" style:base-cell-address="Feuille1.AH19"/>
    </style:style>
    <style:style style:name="ce162" style:family="table-cell" style:parent-style-name="Default" style:data-style-name="N0">
      <style:map style:condition="cell-content()=&quot;&quot;" style:apply-style-name="Cellule_20_invalide" style:base-cell-address="Feuille1.AH20"/>
    </style:style>
    <style:style style:name="ce99" style:family="table-cell" style:parent-style-name="Default" style:data-style-name="N0">
      <style:map style:condition="cell-content()=&quot;&quot;" style:apply-style-name="Cellule_20_invalide" style:base-cell-address="Feuille1.AH21"/>
    </style:style>
    <style:style style:name="ce147" style:family="table-cell" style:parent-style-name="Default" style:data-style-name="N0">
      <style:map style:condition="cell-content()=&quot;&quot;" style:apply-style-name="Cellule_20_invalide" style:base-cell-address="Feuille1.AH22"/>
    </style:style>
    <style:style style:name="ce132" style:family="table-cell" style:parent-style-name="Default" style:data-style-name="N0">
      <style:map style:condition="cell-content()=&quot;&quot;" style:apply-style-name="Cellule_20_invalide" style:base-cell-address="Feuille1.AH24"/>
    </style:style>
    <style:style style:name="ce168" style:family="table-cell" style:parent-style-name="Default" style:data-style-name="N0">
      <style:map style:condition="cell-content()=&quot;&quot;" style:apply-style-name="Cellule_20_invalide" style:base-cell-address="Feuille1.AI10"/>
    </style:style>
    <style:style style:name="ce169" style:family="table-cell" style:parent-style-name="Default" style:data-style-name="N0">
      <style:map style:condition="cell-content()=&quot;&quot;" style:apply-style-name="Cellule_20_invalide" style:base-cell-address="Feuille1.AI11"/>
    </style:style>
    <style:style style:name="ce170" style:family="table-cell" style:parent-style-name="Default" style:data-style-name="N0">
      <style:map style:condition="cell-content()=&quot;&quot;" style:apply-style-name="Cellule_20_invalide" style:base-cell-address="Feuille1.AI12"/>
    </style:style>
    <style:style style:name="ce171" style:family="table-cell" style:parent-style-name="Default" style:data-style-name="N0">
      <style:map style:condition="cell-content()=&quot;&quot;" style:apply-style-name="Cellule_20_invalide" style:base-cell-address="Feuille1.AI13"/>
    </style:style>
    <style:style style:name="ce172" style:family="table-cell" style:parent-style-name="Default" style:data-style-name="N0">
      <style:map style:condition="cell-content()=&quot;&quot;" style:apply-style-name="Cellule_20_invalide" style:base-cell-address="Feuille1.AI15"/>
    </style:style>
    <style:style style:name="ce173" style:family="table-cell" style:parent-style-name="Default" style:data-style-name="N0">
      <style:map style:condition="cell-content()=&quot;&quot;" style:apply-style-name="Cellule_20_invalide" style:base-cell-address="Feuille1.AI16"/>
    </style:style>
    <style:style style:name="ce174" style:family="table-cell" style:parent-style-name="Default" style:data-style-name="N0">
      <style:map style:condition="cell-content()=&quot;&quot;" style:apply-style-name="Cellule_20_invalide" style:base-cell-address="Feuille1.AI17"/>
    </style:style>
    <style:style style:name="ce175" style:family="table-cell" style:parent-style-name="Default" style:data-style-name="N0">
      <style:map style:condition="cell-content()=&quot;&quot;" style:apply-style-name="Cellule_20_invalide" style:base-cell-address="Feuille1.AI19"/>
    </style:style>
    <style:style style:name="ce176" style:family="table-cell" style:parent-style-name="Default" style:data-style-name="N0">
      <style:map style:condition="cell-content()=&quot;&quot;" style:apply-style-name="Cellule_20_invalide" style:base-cell-address="Feuille1.AI20"/>
    </style:style>
    <style:style style:name="ce177" style:family="table-cell" style:parent-style-name="Default" style:data-style-name="N0">
      <style:map style:condition="cell-content()=&quot;&quot;" style:apply-style-name="Cellule_20_invalide" style:base-cell-address="Feuille1.AI21"/>
    </style:style>
    <style:style style:name="ce178" style:family="table-cell" style:parent-style-name="Default" style:data-style-name="N0">
      <style:map style:condition="cell-content()=&quot;&quot;" style:apply-style-name="Cellule_20_invalide" style:base-cell-address="Feuille1.AI24"/>
    </style:style>
    <style:style style:name="ce179" style:family="table-cell" style:parent-style-name="Default" style:data-style-name="N0">
      <style:map style:condition="cell-content()=&quot;&quot;" style:apply-style-name="Cellule_20_invalide" style:base-cell-address="Feuille1.AI25"/>
    </style:style>
    <style:style style:name="ce180" style:family="table-cell" style:parent-style-name="Default" style:data-style-name="N0">
      <style:map style:condition="cell-content()=&quot;&quot;" style:apply-style-name="Cellule_20_invalide" style:base-cell-address="Feuille1.AI33"/>
    </style:style>
    <style:style style:name="ce194" style:family="table-cell" style:parent-style-name="Default">
      <style:table-cell-properties fo:background-color="#ed1c24"/>
    </style:style>
    <style:style style:name="ce195" style:family="table-cell" style:parent-style-name="Default">
      <style:table-cell-properties fo:background-color="#f58220"/>
    </style:style>
    <style:style style:name="ce196" style:family="table-cell" style:parent-style-name="Default">
      <style:table-cell-properties fo:background-color="#00aaad"/>
    </style:style>
    <style:style style:name="ce197" style:family="table-cell" style:parent-style-name="Default">
      <style:table-cell-properties fo:background-color="#00a65d"/>
    </style:style>
    <style:style style:name="ce198" style:family="table-cell" style:parent-style-name="Default">
      <style:table-cell-properties fo:background-color="#a3238e"/>
    </style:style>
    <style:style style:name="ce199" style:family="table-cell" style:parent-style-name="Default">
      <style:table-cell-properties fo:background-color="#fcc79b"/>
    </style:style>
    <style:style style:name="ce33" style:family="table-cell" style:parent-style-name="Default">
      <style:map style:condition="is-true-formula([.AK33]=0)" style:apply-style-name="Cellule_20_grisée" style:base-cell-address="Feuille1.AL33"/>
      <style:map style:condition="is-true-formula(AND([.AK33]&lt;&gt;0;[.AL33]=&quot;&quot;))" style:apply-style-name="Cellule_20_invalide" style:base-cell-address="Feuille1.AL33"/>
    </style:style>
    <style:style style:name="ce201" style:family="table-cell" style:parent-style-name="Default">
      <style:table-cell-properties fo:background-color="#fcc79b"/>
      <style:text-properties fo:color="#000000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35" style:family="table-cell" style:parent-style-name="Default" style:data-style-name="N0">
      <style:map style:condition="is-true-formula([.AA33]=0)" style:apply-style-name="Cellule_20_grisée" style:base-cell-address="Feuille1.AB33"/>
      <style:map style:condition="is-true-formula(AND([.AA33]&lt;&gt;0;[.AB33]=&quot;&quot;))" style:apply-style-name="Cellule_20_invalide" style:base-cell-address="Feuille1.AB33"/>
    </style:style>
    <style:style style:name="ce36" style:family="table-cell" style:parent-style-name="Default" style:data-style-name="N0">
      <style:map style:condition="is-true-formula(OR([.AM74]=0;[.AM74]=&quot;wakeUp&quot;))" style:apply-style-name="Cellule_20_grisée" style:base-cell-address="Feuille1.AN74"/>
      <style:map style:condition="is-true-formula(AND([.AM74]&lt;&gt;0;[.AN74]=&quot;&quot;))" style:apply-style-name="Cellule_20_invalide" style:base-cell-address="Feuille1.AN74"/>
    </style:style>
    <style:style style:name="ce37" style:family="table-cell" style:parent-style-name="Default" style:data-style-name="N0">
      <style:map style:condition="is-true-formula(OR([.AN74]=0;[.AN74]=&quot;wakeUp&quot;))" style:apply-style-name="Cellule_20_grisée" style:base-cell-address="Feuille1.AO74"/>
      <style:map style:condition="is-true-formula(AND([.AN74]&lt;&gt;0;[.AO74]=&quot;&quot;))" style:apply-style-name="Cellule_20_invalide" style:base-cell-address="Feuille1.AO74"/>
    </style:style>
    <style:style style:name="ce38" style:family="table-cell" style:parent-style-name="Default" style:data-style-name="N0">
      <style:map style:condition="is-true-formula([.AA2]=0)" style:apply-style-name="Cellule_20_grisée" style:base-cell-address="Feuille1.AD2"/>
      <style:map style:condition="is-true-formula(AND([.AA2]&lt;&gt;0;[.AD2]=&quot;&quot;))" style:apply-style-name="Cellule_20_invalide" style:base-cell-address="Feuille1.AD2"/>
    </style:style>
    <style:style style:name="ce39" style:family="table-cell" style:parent-style-name="Default" style:data-style-name="N0">
      <style:map style:condition="is-true-formula([.AA2]=0)" style:apply-style-name="Cellule_20_grisée" style:base-cell-address="Feuille1.AD2"/>
      <style:map style:condition="is-true-formula(AND([.AA2]&lt;&gt;0;[.AD2]=&quot;&quot;))" style:apply-style-name="Cellule_20_invalide" style:base-cell-address="Feuille1.AD2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-ascending" table:base-cell-address="Feuille1.O35"/>
        <table:content-validation table:name="val3" table:condition="of:cell-content-is-in-list(&quot;0&quot;;&quot;immune&quot;;&quot;ghost&quot;;&quot;death&quot;;&quot;face_target&quot;;&quot;reset_facing&quot;)" table:allow-empty-cell="true" table:display-list="sort-ascending" table:base-cell-address="Feuille1.Q33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U33"/>
        <table:content-validation table:name="val5" table:condition="of:cell-content-is-in-list(&quot;greater&quot;;&quot;lesser&quot;;&quot;equal&quot;)" table:allow-empty-cell="true" table:display-list="sort-ascending" table:base-cell-address="Feuille1.V33"/>
        <table:content-validation table:name="val6" table:condition="of:cell-content-is-in-list([$Feuille1.$A$33:$Feuille1.$A$157])" table:allow-empty-cell="true" table:display-list="unsorted" table:base-cell-address="Feuille1.X33"/>
        <table:content-validation table:name="val7" table:condition="of:cell-content-is-in-list([$Feuille1.$A$46:$Feuille1.$A$157])" table:allow-empty-cell="true" table:display-list="unsorted" table:base-cell-address="Feuille1.X33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9"/>
        <table:table-column table:style-name="co4" table:default-cell-style-name="ce11"/>
        <table:table-column table:style-name="co5" table:default-cell-style-name="ce14"/>
        <table:table-column table:style-name="co6" table:default-cell-style-name="ce17"/>
        <table:table-column table:style-name="co7" table:default-cell-style-name="ce9"/>
        <table:table-column table:style-name="co8" table:default-cell-style-name="ce11"/>
        <table:table-column table:style-name="co9" table:default-cell-style-name="ce14"/>
        <table:table-column table:style-name="co10" table:default-cell-style-name="Default"/>
        <table:table-column table:style-name="co11" table:default-cell-style-name="ce9"/>
        <table:table-column table:style-name="co8" table:default-cell-style-name="ce20"/>
        <table:table-column table:style-name="co9" table:default-cell-style-name="ce14"/>
        <table:table-column table:style-name="co10" table:default-cell-style-name="ce14"/>
        <table:table-column table:style-name="co12" table:default-cell-style-name="ce9"/>
        <table:table-column table:style-name="co8" table:default-cell-style-name="ce20"/>
        <table:table-column table:style-name="co9" table:default-cell-style-name="ce14"/>
        <table:table-column table:style-name="co10" table:default-cell-style-name="ce14"/>
        <table:table-column table:style-name="co13" table:default-cell-style-name="Default"/>
        <table:table-column table:style-name="co8" table:default-cell-style-name="ce14"/>
        <table:table-column table:style-name="co9" table:default-cell-style-name="ce14"/>
        <table:table-column table:style-name="co10" table:default-cell-style-name="ce20"/>
        <table:table-column table:style-name="co14" table:default-cell-style-name="Default"/>
        <table:table-column table:style-name="co8" table:default-cell-style-name="ce14"/>
        <table:table-column table:style-name="co9" table:default-cell-style-name="ce14"/>
        <table:table-column table:style-name="co10" table:default-cell-style-name="ce20"/>
        <table:table-column table:style-name="co15" table:default-cell-style-name="ce23"/>
        <table:table-column table:style-name="co16" table:default-cell-style-name="ce24"/>
        <table:table-column table:style-name="co17" table:default-cell-style-name="ce27"/>
        <table:table-column table:style-name="co18" table:default-cell-style-name="ce29"/>
        <table:table-column table:style-name="co19" table:default-cell-style-name="ce30"/>
        <table:table-column table:style-name="co20" table:default-cell-style-name="ce31"/>
        <table:table-column table:style-name="co21" table:number-columns-repeated="2" table:default-cell-style-name="ce32"/>
        <table:table-column table:style-name="co22" table:default-cell-style-name="Default"/>
        <table:table-column table:style-name="co23" table:default-cell-style-name="ce31"/>
        <table:table-column table:style-name="co14" table:default-cell-style-name="ce9"/>
        <table:table-column table:style-name="co24" table:default-cell-style-name="ce33"/>
        <table:table-column table:style-name="co21" table:default-cell-style-name="ce34"/>
        <table:table-column table:style-name="co25" table:default-cell-style-name="ce35"/>
        <table:table-column table:style-name="co26" table:default-cell-style-name="ce27"/>
        <table:table-column table:style-name="co1" table:default-cell-style-name="ce38"/>
        <table:table-column table:style-name="co25" table:default-cell-style-name="ce34"/>
        <table:table-column table:style-name="co17" table:default-cell-style-name="ce35"/>
        <table:table-column table:style-name="co27" table:default-cell-style-name="ce27"/>
        <table:table-column table:style-name="co11" table:default-cell-style-name="ce39"/>
        <table:table-column table:style-name="co28" table:default-cell-style-name="Default"/>
        <table:table-column table:style-name="co29" table:number-columns-repeated="977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ammo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ammo_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ammo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ammo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ammo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ammo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angspeed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clockwise</text:p>
          </table:table-cell>
          <table:table-cell table:style-name="ce1" office:value-type="string" calcext:value-type="string">
            <text:p>centered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Modifier_3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welcome_ammo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7"/>
        </table:table-row>
        <table:table-row table:style-name="ro1">
          <table:table-cell table:style-name="Default" office:value-type="string" calcext:value-type="string">
            <text:p>phase0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32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string" calcext:value-type="string">
            <text:p>phase02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phase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ball_sinus</text:p>
          </table:table-cell>
          <table:table-cell table:style-name="Default" office:value-type="string" calcext:value-type="string">
            <text:p>fireball_slalom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_sinus</text:p>
          </table:table-cell>
          <table:table-cell table:style-name="Default" office:value-type="string" calcext:value-type="string">
            <text:p>fireball_slalom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0" calcext:value-type="float">
            <text:p>6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content-validation-name="val3" office:value-type="string" calcext:value-type="string">
            <text:p>face_target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32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phase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phase0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_bal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32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hase04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phase04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laser_fast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32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hase02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phase0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_arc</text:p>
          </table:table-cell>
          <table:table-cell table:style-name="Default" office:value-type="string" calcext:value-type="string">
            <text:p>firebal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3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_360</text:p>
          </table:table-cell>
          <table:table-cell table:style-name="Default" office:value-type="string" calcext:value-type="string">
            <text:p>fire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7" office:value-type="string" calcext:value-type="string">
            <text:p>KatyushaIntr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line</text:p>
          </table:table-cell>
          <table:table-cell table:style-name="Default" office:value-type="float" office:value="-130" calcext:value-type="float">
            <text:p>-130</text:p>
          </table:table-cell>
          <table:table-cell table:style-name="Default"/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32" table:content-validation-name="val3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40" calcext:value-type="float">
            <text:p>540</text:p>
          </table:table-cell>
          <table:table-cell table:style-name="Default" office:value-type="string" calcext:value-type="string">
            <text:p>KatyushaIntro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7" office:value-type="string" calcext:value-type="string">
            <text:p>KatyushaIntroWait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69" table:content-validation-name="val2" office:value-type="float" office:value="1" calcext:value-type="float">
            <text:p>1</text:p>
          </table:table-cell>
          <table:table-cell table:style-name="ce78"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87" table:content-validation-name="val3" office:value-type="string" calcext:value-type="string">
            <text:p>ghost</text:p>
          </table:table-cell>
          <table:table-cell table:style-name="ce152" table:content-validation-name="val3" office:value-type="float" office:value="0" calcext:value-type="float">
            <text:p>0</text:p>
          </table:table-cell>
          <table:table-cell table:style-name="ce168" table:content-validation-name="val3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95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Intro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7" office:value-type="string" calcext:value-type="string">
            <text:p>KatyushaIntroTurn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1" table:content-validation-name="val2" office:value-type="float" office:value="1" calcext:value-type="float">
            <text:p>1</text:p>
          </table:table-cell>
          <table:table-cell table:style-name="ce79" table:content-validation-name="val2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ce88" table:content-validation-name="val3" office:value-type="string" calcext:value-type="string">
            <text:p>ghost</text:p>
          </table:table-cell>
          <table:table-cell table:style-name="ce95" table:content-validation-name="val3" office:value-type="string" calcext:value-type="string">
            <text:p>reset_facing</text:p>
          </table:table-cell>
          <table:table-cell table:style-name="ce169" table:content-validation-name="val3" office:value-type="string" calcext:value-type="string">
            <text:p>freeze</text:p>
          </table:table-cell>
          <table:table-cell table:style-name="ce194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rotation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IntroMoveBack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7" office:value-type="string" calcext:value-type="string">
            <text:p>KatyushaIntroMoveBack</text:p>
          </table:table-cell>
          <table:table-cell office:value-type="float" office:value="-30" calcext:value-type="float">
            <text:p>-30</text:p>
          </table:table-cell>
          <table:table-cell table:style-name="ce43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66" table:content-validation-name="val2" office:value-type="float" office:value="1" calcext:value-type="float">
            <text:p>1</text:p>
          </table:table-cell>
          <table:table-cell table:style-name="ce81"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01" table:content-validation-name="val3" office:value-type="string" calcext:value-type="string">
            <text:p>ghost</text:p>
          </table:table-cell>
          <table:table-cell table:style-name="ce154" table:content-validation-name="val3" office:value-type="float" office:value="0" calcext:value-type="float">
            <text:p>0</text:p>
          </table:table-cell>
          <table:table-cell table:style-name="ce170" table:content-validation-name="val3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130" calcext:value-type="float">
            <text:p>130</text:p>
          </table:table-cell>
          <table:table-cell table:style-name="ce7" office:value-type="string" calcext:value-type="string">
            <text:p>KatyushaIntroWait2</text:p>
          </table:table-cell>
          <table:table-cell table:style-name="ce197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7" office:value-type="string" calcext:value-type="string">
            <text:p>KatyushaIntroWait2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3" table:content-validation-name="val2" office:value-type="float" office:value="1" calcext:value-type="float">
            <text:p>1</text:p>
          </table:table-cell>
          <table:table-cell table:style-name="ce97"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0" table:content-validation-name="val3" office:value-type="string" calcext:value-type="string">
            <text:p>ghost</text:p>
          </table:table-cell>
          <table:table-cell table:style-name="ce155" table:content-validation-name="val3" office:value-type="float" office:value="0" calcext:value-type="float">
            <text:p>0</text:p>
          </table:table-cell>
          <table:table-cell table:style-name="ce171" table:content-validation-name="val3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97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89" table:content-validation-name="val2" office:value-type="float" office:value="1" calcext:value-type="float">
            <text:p>1</text:p>
          </table:table-cell>
          <table:table-cell table:style-name="ce113"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8" table:content-validation-name="val3" office:value-type="string" calcext:value-type="string">
            <text:p>ghost</text:p>
          </table:table-cell>
          <table:table-cell table:number-columns-repeated="2" table:style-name="ce156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Katyusha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Sandbox</text:p>
          </table:table-cell>
          <table:table-cell table:number-columns-repeated="977"/>
        </table:table-row>
        <table:table-row table:style-name="ro1">
          <table:table-cell table:style-name="ce7" office:value-type="string" calcext:value-type="string">
            <text:p>L_ItsukoiIntr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line</text:p>
          </table:table-cell>
          <table:table-cell table:style-name="Default" office:value-type="float" office:value="-130" calcext:value-type="float">
            <text:p>-130</text:p>
          </table:table-cell>
          <table:table-cell table:style-name="Default"/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style-name="ce157" table:content-validation-name="val3" office:value-type="float" office:value="0" calcext:value-type="float">
            <text:p>0</text:p>
          </table:table-cell>
          <table:table-cell table:style-name="ce172" table:content-validation-name="val3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40" calcext:value-type="float">
            <text:p>340</text:p>
          </table:table-cell>
          <table:table-cell table:style-name="ce7" office:value-type="string" calcext:value-type="string">
            <text:p>L_ItsukoiIntro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7" office:value-type="string" calcext:value-type="string">
            <text:p>L_ItsukoiIntroTurn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62" table:content-validation-name="val2" office:value-type="float" office:value="1" calcext:value-type="float">
            <text:p>1</text:p>
          </table:table-cell>
          <table:table-cell table:style-name="ce77" table:content-validation-name="val2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ce104" table:content-validation-name="val3" office:value-type="string" calcext:value-type="string">
            <text:p>ghost</text:p>
          </table:table-cell>
          <table:table-cell table:style-name="ce118" table:content-validation-name="val3" office:value-type="string" calcext:value-type="string">
            <text:p>reset_facing</text:p>
          </table:table-cell>
          <table:table-cell table:style-name="ce173" table:content-validation-name="val3" office:value-type="string" calcext:value-type="string">
            <text:p>freeze</text:p>
          </table:table-cell>
          <table:table-cell table:style-name="ce195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rotation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IntroMoveU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7" office:value-type="string" calcext:value-type="string">
            <text:p>L_ItsukoiIntroMoveUp</text:p>
          </table:table-cell>
          <table:table-cell office:value-type="float" office:value="120" calcext:value-type="float">
            <text:p>120</text:p>
          </table:table-cell>
          <table:table-cell table:style-name="ce25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63" table:content-validation-name="val2" office:value-type="float" office:value="1" calcext:value-type="float">
            <text:p>1</text:p>
          </table:table-cell>
          <table:table-cell table:style-name="ce82"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05" table:content-validation-name="val3" office:value-type="string" calcext:value-type="string">
            <text:p>ghost</text:p>
          </table:table-cell>
          <table:table-cell table:style-name="ce159" table:content-validation-name="val3" office:value-type="float" office:value="0" calcext:value-type="float">
            <text:p>0</text:p>
          </table:table-cell>
          <table:table-cell table:style-name="ce174" table:content-validation-name="val3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string" calcext:value-type="string">
            <text:p>L_Itsuko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L_Itsukoi_Phase1_kickof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96" table:content-validation-name="val2" office:value-type="float" office:value="1" calcext:value-type="float">
            <text:p>1</text:p>
          </table:table-cell>
          <table:table-cell table:style-name="ce116"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31" table:content-validation-name="val3" office:value-type="string" calcext:value-type="string">
            <text:p>ghost</text:p>
          </table:table-cell>
          <table:table-cell table:number-columns-repeated="2" table:style-name="ce160" table:content-validation-name="val3" office:value-type="float" office:value="0" calcext:value-type="float">
            <text:p>0</text:p>
          </table:table-cell>
          <table:table-cell table:style-name="ce196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198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_Itsuko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7" office:value-type="string" calcext:value-type="string">
            <text:p>R_HatsukiIntr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line</text:p>
          </table:table-cell>
          <table:table-cell table:style-name="Default" office:value-type="float" office:value="-130" calcext:value-type="float">
            <text:p>-130</text:p>
          </table:table-cell>
          <table:table-cell table:style-name="Default"/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style-name="ce161" table:content-validation-name="val3" office:value-type="float" office:value="0" calcext:value-type="float">
            <text:p>0</text:p>
          </table:table-cell>
          <table:table-cell table:style-name="ce175" table:content-validation-name="val3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40" calcext:value-type="float">
            <text:p>740</text:p>
          </table:table-cell>
          <table:table-cell table:style-name="Default" office:value-type="string" calcext:value-type="string">
            <text:p>R_HatsukiIntro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7" office:value-type="string" calcext:value-type="string">
            <text:p>R_HatsukiIntroWait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4" table:content-validation-name="val2" office:value-type="float" office:value="1" calcext:value-type="float">
            <text:p>1</text:p>
          </table:table-cell>
          <table:table-cell table:style-name="ce83"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1" table:content-validation-name="val3" office:value-type="string" calcext:value-type="string">
            <text:p>ghost</text:p>
          </table:table-cell>
          <table:table-cell table:style-name="ce162" table:content-validation-name="val3" office:value-type="float" office:value="0" calcext:value-type="float">
            <text:p>0</text:p>
          </table:table-cell>
          <table:table-cell table:style-name="ce176" table:content-validation-name="val3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Intro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Default" office:value-type="string" calcext:value-type="string">
            <text:p>R_HatsukiIntroTurn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6" table:content-validation-name="val2" office:value-type="float" office:value="1" calcext:value-type="float">
            <text:p>1</text:p>
          </table:table-cell>
          <table:table-cell table:style-name="ce84" table:content-validation-name="val2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ce92" table:content-validation-name="val3" office:value-type="string" calcext:value-type="string">
            <text:p>ghost</text:p>
          </table:table-cell>
          <table:table-cell table:style-name="ce99" table:content-validation-name="val3" office:value-type="string" calcext:value-type="string">
            <text:p>reset_facing</text:p>
          </table:table-cell>
          <table:table-cell table:style-name="ce177" table:content-validation-name="val3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96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R_Hatsuki_Phase1_kickoff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103" table:content-validation-name="val2" office:value-type="float" office:value="1" calcext:value-type="float">
            <text:p>1</text:p>
          </table:table-cell>
          <table:table-cell table:style-name="ce120"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35" table:content-validation-name="val3" office:value-type="string" calcext:value-type="string">
            <text:p>ghost</text:p>
          </table:table-cell>
          <table:table-cell table:number-columns-repeated="2" table:style-name="ce147" table:content-validation-name="val3" office:value-type="float" office:value="0" calcext:value-type="float">
            <text:p>0</text:p>
          </table:table-cell>
          <table:table-cell table:style-name="ce197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201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Default" office:value-type="string" calcext:value-type="string">
            <text:p>Katyusha_Phase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2" table:content-validation-name="val3" office:value-type="string" calcext:value-type="string">
            <text:p>ghost</text:p>
          </table:table-cell>
          <table:table-cell table:style-name="ce132" table:content-validation-name="val3" office:value-type="float" office:value="0" calcext:value-type="float">
            <text:p>0</text:p>
          </table:table-cell>
          <table:table-cell table:style-name="ce178" table:content-validation-name="val3" office:value-type="float" office:value="0" calcext:value-type="float">
            <text:p>0</text:p>
          </table:table-cell>
          <table:table-cell table:style-name="ce198" office:value-type="string" calcext:value-type="string">
            <text:p>Itsuk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Default" office:value-type="string" calcext:value-type="string">
            <text:p>L_Itsukoi_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_fast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</text:p>
          </table:table-cell>
          <table:table-cell table:style-name="Default" office:value-type="string" calcext:value-type="string">
            <text:p>firebal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179" table:content-validation-name="val3" office:value-type="float" office:value="0" calcext:value-type="float">
            <text:p>0</text:p>
          </table:table-cell>
          <table:table-cell table:style-name="ce199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R_Hatsuki_Phase1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laser_fast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</text:p>
          </table:table-cell>
          <table:table-cell table:style-name="Default" office:value-type="string" calcext:value-type="string">
            <text:p>firebal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179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Default" office:value-type="string" calcext:value-type="string">
            <text:p>KatyushaWaitin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79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style-name="Default" table:number-columns-repeated="2"/>
          <table:table-cell table:style-name="Default" office:value-type="string" calcext:value-type="string">
            <text:p>KatyushaWaiting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Default" office:value-type="string" calcext:value-type="string">
            <text:p>KatyushaWaiting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79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style-name="Default" table:number-columns-repeated="2"/>
          <table:table-cell table:style-name="Default" office:value-type="string" calcext:value-type="string">
            <text:p>KatyushaFullLif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Default" office:value-type="string" calcext:value-type="string">
            <text:p>KatyushaFullLif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_fast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_arc</text:p>
          </table:table-cell>
          <table:table-cell table:style-name="Default" office:value-type="string" calcext:value-type="string">
            <text:p>fireball_blue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circle</text:p>
          </table:table-cell>
          <table:table-cell table:number-columns-repeated="2" table:style-name="Default" office:value-type="float" office:value="70" calcext:value-type="float">
            <text:p>7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179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KatyushaMidLif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Default" office:value-type="string" calcext:value-type="string">
            <text:p>KatyushaMidLif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_fast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_arc</text:p>
          </table:table-cell>
          <table:table-cell table:style-name="Default" office:value-type="string" calcext:value-type="string">
            <text:p>fireball_blue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laser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circle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179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6"/>
          <table:table-cell table:number-columns-repeated="977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6"/>
          <table:table-cell table:number-columns-repeated="977"/>
        </table:table-row>
        <table:table-row table:style-name="ro2">
          <table:table-cell office:value-type="string" calcext:value-type="string">
            <text:p>V_Alpha1_Entry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_Alpha1_laser</text:p>
          </table:table-cell>
          <table:table-cell office:value-type="string" calcext:value-type="string">
            <text:p>V_laser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2_Entry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/>
          <table:table-cell/>
          <table:table-cell office:value-type="float" office:value="0" calcext:value-type="float">
            <text:p>0</text:p>
          </table:table-cell>
          <table:table-cell table:style-name="ce18"/>
          <table:table-cell/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00" calcext:value-type="float">
            <text:p>200</text:p>
          </table:table-cell>
          <table:table-cell table:content-validation-name="val6" office:value-type="string" calcext:value-type="string">
            <text:p>V_Alpha2_StrafeRandom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style-name="ce38" table:content-validation-name="val6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office:value-type="string" calcext:value-type="string">
            <text:p>V_lase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table:style-name="ce18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bouncing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6" office:value-type="string" calcext:value-type="string">
            <text:p>V_Alpha2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style-name="ce38" table:content-validation-name="val6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office:value-type="string" calcext:value-type="string">
            <text:p>V_lase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table:style-name="ce18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office:value-type="string" calcext:value-type="string">
            <text:p>V_laser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office:value-type="string" calcext:value-type="string">
            <text:p>V_laserM_abitslow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style-name="ce11" office:value-type="string" calcext:value-type="string">
            <text:p>V_laserM_abitslow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style-name="ce11" office:value-type="string" calcext:value-type="string">
            <text:p>V_laserM_abitslo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bouncingH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6" office:value-type="string" calcext:value-type="string">
            <text:p>V_Sigma1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Sigma1_Exit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4"/>
          <table:table-cell table:style-name="ce10" office:value-type="float" office:value="0" calcext:value-type="float">
            <text:p>0</text:p>
          </table:table-cell>
          <table:table-cell table:style-name="ce11"/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1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bouncingH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4"/>
          <table:table-cell table:style-name="ce10" office:value-type="float" office:value="0" calcext:value-type="float">
            <text:p>0</text:p>
          </table:table-cell>
          <table:table-cell table:style-name="ce11"/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1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6" office:value-type="string" calcext:value-type="string">
            <text:p>V_Sigma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office:value-type="string" calcext:value-type="string">
            <text:p>V_laserM_abitslow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style-name="ce11" office:value-type="string" calcext:value-type="string">
            <text:p>V_laserM_abitslow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style-name="ce11" office:value-type="string" calcext:value-type="string">
            <text:p>V_laserM_abitslo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3" office:value-type="string" calcext:value-type="string">
            <text:p>bouncingH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6" office:value-type="string" calcext:value-type="string">
            <text:p>V_Sigma2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office:value-type="string" calcext:value-type="string">
            <text:p>V_laserM_abitslow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style-name="ce11" office:value-type="string" calcext:value-type="string">
            <text:p>V_laserM_abitslow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style-name="ce11" office:value-type="string" calcext:value-type="string">
            <text:p>V_laserM_abitslo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3" office:value-type="string" calcext:value-type="string">
            <text:p>bouncingH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</text:p>
          </table:table-cell>
          <table:table-cell table:style-name="ce11" office:value-type="string" calcext:value-type="string">
            <text:p>V_laserM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table:style-name="ce11" office:value-type="string" calcext:value-type="string">
            <text:p>V_laserM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3" office:value-type="string" calcext:value-type="string">
            <text:p>bouncing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6" office:value-type="string" calcext:value-type="string">
            <text:p>V_Sigma3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</text:p>
          </table:table-cell>
          <table:table-cell table:style-name="ce11" office:value-type="string" calcext:value-type="string">
            <text:p>V_laserM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table:style-name="ce11" office:value-type="string" calcext:value-type="string">
            <text:p>V_laserM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3" office:value-type="string" calcext:value-type="string">
            <text:p>bouncing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1_Entry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issil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fireba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6" office:value-type="string" calcext:value-type="string">
            <text:p>V_Beta1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office:value-type="string" calcext:value-type="string">
            <text:p>V_fire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office:value-type="string" calcext:value-type="string">
            <text:p>V_laserM_f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style-name="ce11" office:value-type="string" calcext:value-type="string">
            <text:p>V_laserM_fas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face_target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shield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1_Berserk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7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string" calcext:value-type="string">
            <text:p>V_fireba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table:style-name="ce11" office:value-type="string" calcext:value-type="string">
            <text:p>V_laserM_fas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oscillator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reset_facing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issil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fireba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reset_facing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6" office:value-type="string" calcext:value-type="string">
            <text:p>V_Beta1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2_Entry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issil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fireba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30" calcext:value-type="float">
            <text:p>130</text:p>
          </table:table-cell>
          <table:table-cell table:content-validation-name="val6" office:value-type="string" calcext:value-type="string">
            <text:p>V_Beta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office:value-type="string" calcext:value-type="string">
            <text:p>V_fireball_s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office:value-type="string" calcext:value-type="string">
            <text:p>V_lase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 table:style-name="ce11"/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content-validation-name="val3" office:value-type="string" calcext:value-type="string">
            <text:p>face_targe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shotsFired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6" office:value-type="string" calcext:value-type="string">
            <text:p>V_Beta2_Mov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2_M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firebal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fireba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string" calcext:value-type="string">
            <text:p>reset_facing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6" office:value-type="string" calcext:value-type="string">
            <text:p>V_Beta2_Routine2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office:value-type="string" calcext:value-type="string">
            <text:p>V_fireball_s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office:value-type="string" calcext:value-type="string">
            <text:p>V_lase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 table:style-name="ce11"/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content-validation-name="val3" office:value-type="string" calcext:value-type="string">
            <text:p>face_targe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shotsFired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6" office:value-type="string" calcext:value-type="string">
            <text:p>V_Beta2_MoveBack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firebal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fireba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table:number-columns-repeated="2"/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string" calcext:value-type="string">
            <text:p>reset_facing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6" office:value-type="string" calcext:value-type="string">
            <text:p>V_Beta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3_Entry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issil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fireba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6" office:value-type="string" calcext:value-type="string">
            <text:p>V_Beta3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table:style-name="ce11" office:value-type="string" calcext:value-type="string">
            <text:p>V_fireball_f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style-name="ce11" office:value-type="string" calcext:value-type="string">
            <text:p>V_laserM_fa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content-validation-name="val3" office:value-type="string" calcext:value-type="string">
            <text:p>face_targe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6" office:value-type="string" calcext:value-type="string">
            <text:p>V_Beta3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table:style-name="ce11" office:value-type="string" calcext:value-type="string">
            <text:p>V_fireball_f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style-name="ce11" office:value-type="string" calcext:value-type="string">
            <text:p>V_laserM_fa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content-validation-name="val1" office:value-type="string" calcext:value-type="string">
            <text:p>oscillator</text:p>
          </table:table-cell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reset_facing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ball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6" office:value-type="string" calcext:value-type="string">
            <text:p>V_Delta1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table:style-name="ce11"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table:style-name="ce11"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table:style-name="ce11" office:value-type="string" calcext:value-type="string">
            <text:p>V_laserXL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1"/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6" office:value-type="string" calcext:value-type="string">
            <text:p>V_Delta1_Exit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6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office:value-type="string" calcext:value-type="string">
            <text:p>V_laserX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ball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ball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6" office:value-type="string" calcext:value-type="string">
            <text:p>V_Delta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office:value-type="string" calcext:value-type="string">
            <text:p>V_lase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M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R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shotsFired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6" office:value-type="string" calcext:value-type="string">
            <text:p>V_Delta2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office:value-type="string" calcext:value-type="string">
            <text:p>V_lase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content-validation-name="val1" office:value-type="string" calcext:value-type="string">
            <text:p>oscillator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6" office:value-type="string" calcext:value-type="string">
            <text:p>V_Delta2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ball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oscillato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6" office:value-type="string" calcext:value-type="string">
            <text:p>V_Delta3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office:value-type="string" calcext:value-type="string">
            <text:p>V_laserX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office:value-type="string" calcext:value-type="string">
            <text:p>V_Delta3_laser2L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office:value-type="string" calcext:value-type="string">
            <text:p>V_Delta3_laser2R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table:style-name="ce9" office:value-type="string" calcext:value-type="string">
            <text:p>V_Delta3_laser3L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style-name="ce9" office:value-type="string" calcext:value-type="string">
            <text:p>V_Delta3_laser3R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content-validation-name="val1" office:value-type="string" calcext:value-type="string">
            <text:p>oscillato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shotsFired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6" office:value-type="string" calcext:value-type="string">
            <text:p>V_Delta3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string" calcext:value-type="string">
            <text:p>V_laserX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2.8</text:p>
          </table:table-cell>
          <table:table-cell office:value-type="string" calcext:value-type="string">
            <text:p>V_Delta3_laser2L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office:value-type="string" calcext:value-type="string">
            <text:p>V_Delta3_laser2R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table:style-name="ce9" office:value-type="string" calcext:value-type="string">
            <text:p>V_Delta3_laser3L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style-name="ce9" office:value-type="string" calcext:value-type="string">
            <text:p>V_Delta3_laser3R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office:value-type="string" calcext:value-type="string">
            <text:p>V_laser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office:value-type="string" calcext:value-type="string">
            <text:p>V_laserM_s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style-name="ce18" office:value-type="string" calcext:value-type="string">
            <text:p>V_miss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6" office:value-type="string" calcext:value-type="string">
            <text:p>V_Gamma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office:value-type="string" calcext:value-type="string">
            <text:p>V_laserM_s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style-name="ce18" office:value-type="string" calcext:value-type="string">
            <text:p>V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3" office:value-type="string" calcext:value-type="string">
            <text:p>face_targe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6" office:value-type="string" calcext:value-type="string">
            <text:p>V_Gamma2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office:value-type="string" calcext:value-type="string">
            <text:p>V_laserM_s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style-name="ce18" office:value-type="string" calcext:value-type="string">
            <text:p>V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3" office:value-type="string" calcext:value-type="string">
            <text:p>reset_facing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office:value-type="string" calcext:value-type="string">
            <text:p>V_laserM_f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6" office:value-type="string" calcext:value-type="string">
            <text:p>V_Gamma3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office:value-type="string" calcext:value-type="string">
            <text:p>V_laserM_f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6" office:value-type="string" calcext:value-type="string">
            <text:p>V_Gamma3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office:value-type="string" calcext:value-type="string">
            <text:p>V_laserM_f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6"/>
          <table:table-cell table:number-columns-repeated="977"/>
        </table:table-row>
        <table:table-row table:style-name="ro2">
          <table:table-cell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style-name="ce36" table:content-validation-name="val5"/>
          <table:table-cell table:style-name="ce37" table:content-validation-name="val5"/>
          <table:table-cell table:content-validation-name="val6" office:value-type="string" calcext:value-type="string">
            <text:p>V_AlphaGold_Intro_Mov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Intro_Warning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6" office:value-type="string" calcext:value-type="string">
            <text:p>V_AlphaGold_Intro_Aggressiv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string" calcext:value-type="string">
            <text:p>V_laserL_Vf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content-validation-name="val3" office:value-type="string" calcext:value-type="string">
            <text:p>face_target</text:p>
          </table:table-cell>
          <table:table-cell table:content-validation-name="val3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6" office:value-type="float" office:value="0" calcext:value-type="float">
            <text:p>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layerPosY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6" office:value-type="string" calcext:value-type="string">
            <text:p>V_BetaGold_Intro_Mov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table:style-name="ce32"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freeze</text:p>
          </table:table-cell>
          <table:table-cell table:content-validation-name="val3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6" office:value-type="string" calcext:value-type="string">
            <text:p>V_BetaGold_Intro_Warning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layerPosY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6" office:value-type="string" calcext:value-type="string">
            <text:p>V_BetaGold_Intro_Move2</text:p>
          </table:table-cell>
          <table:table-cell table:content-validation-name="val4" office:value-type="string" calcext:value-type="string">
            <text:p>playerPosY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6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table:style-name="ce32"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freeze</text:p>
          </table:table-cell>
          <table:table-cell table:content-validation-name="val3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6" office:value-type="string" calcext:value-type="string">
            <text:p>V_BetaGold_Intro_Las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layerPosY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6" office:value-type="string" calcext:value-type="string">
            <text:p>V_BetaGold_Intro_Aggressiv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 calcext:value-type="string">
            <text:p>Dial_Hub_Intro_03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office:value-type="string" calcext:value-type="string">
            <text:p>V_fire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office:value-type="string" calcext:value-type="string">
            <text:p>V_laserM_f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style-name="ce11" office:value-type="string" calcext:value-type="string">
            <text:p>V_laserM_fas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content-validation-name="val3" office:value-type="string" calcext:value-type="string">
            <text:p>face_target</text:p>
          </table:table-cell>
          <table:table-cell table:content-validation-name="val3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float" office:value="0" calcext:value-type="float">
            <text:p>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 calcext:value-type="string">
            <text:p>Dial_Hub_Intro_05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6"/>
          <table:table-cell table:number-columns-repeated="977"/>
        </table:table-row>
        <table:table-row table:style-name="ro2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Routine1_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Routine2_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Routine3_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Routine4_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Routine5_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laser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Gold_Wa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string" calcext:value-type="string">
            <text:p>V_fireball_s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Gold_Wait4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string" calcext:value-type="string">
            <text:p>V_fireball_slow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Gold_Wait3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string" calcext:value-type="string">
            <text:p>V_fireball_slow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Gold_Wait2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string" calcext:value-type="string">
            <text:p>V_fireball_slow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Gold_Wait1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string" calcext:value-type="string">
            <text:p>V_fireball_slow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Gold_Phase1_Star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Phase1_Sta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laser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6" office:value-type="string" calcext:value-type="string">
            <text:p>V_BetaGold_Phase1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string" calcext:value-type="string">
            <text:p>V_fireball_s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office:value-type="string" calcext:value-type="string">
            <text:p>V_fireball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6" office:value-type="string" calcext:value-type="string">
            <text:p>V_BetaGold_Phase1_End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Phase1_E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laser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6" office:value-type="string" calcext:value-type="string">
            <text:p>V_BetaGold_Phase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string" calcext:value-type="string">
            <text:p>V_fireball_Vs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string" calcext:value-type="string">
            <text:p>V_fireball_V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oscillator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6" office:value-type="string" calcext:value-type="string">
            <text:p>V_BetaGold_Phase2_Pause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6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Phase2_Pau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oscillator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BetaGold_Phase2_Routine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6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Deat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kill_bullets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BetaGold_Phase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77"/>
        </table:table-row>
        <calcext:conditional-formats>
          <calcext:conditional-format calcext:target-range-address="Feuille1.H33:Feuille1.H37 Feuille1.H45:Feuille1.H45 Feuille1.H48:Feuille1.H49 Feuille1.H51:Feuille1.H51 Feuille1.H53:Feuille1.H54 Feuille1.H57:Feuille1.H57 Feuille1.H59:Feuille1.H60 Feuille1.H63:Feuille1.H63 Feuille1.H66:Feuille1.H69 Feuille1.H74:Feuille1.H82 Feuille1.H85:Feuille1.H90 Feuille1.H126:Feuille1.H133 Feuille1.H135:Feuille1.H135">
            <calcext:condition calcext:apply-style-name="Cellule grisée" calcext:value="formula-is([.G33]=0)" calcext:base-cell-address="Feuille1.H33"/>
            <calcext:condition calcext:apply-style-name="Cellule invalide" calcext:value="formula-is(AND([.G33]&lt;&gt;0;[.H33]=&quot;&quot;))" calcext:base-cell-address="Feuille1.H33"/>
          </calcext:conditional-format>
          <calcext:conditional-format calcext:target-range-address="Feuille1.L33:Feuille1.L37 Feuille1.P33:Feuille1.P37 Feuille1.V33:Feuille1.V37 Feuille1.Z33:Feuille1.Z37 Feuille1.L45:Feuille1.L45 Feuille1.P45:Feuille1.P49 Feuille1.V45:Feuille1.V49 Feuille1.Z45:Feuille1.Z49 Feuille1.L48:Feuille1.L49 Feuille1.L51:Feuille1.L51 Feuille1.P51:Feuille1.P51 Feuille1.V51:Feuille1.V51 Feuille1.Z51:Feuille1.Z51 Feuille1.L53:Feuille1.L54 Feuille1.P53:Feuille1.P54 Feuille1.V53:Feuille1.V54 Feuille1.Z53:Feuille1.Z54 Feuille1.L57:Feuille1.L57 Feuille1.P57:Feuille1.P57 Feuille1.V57:Feuille1.V57 Feuille1.Z57:Feuille1.Z57 Feuille1.L59:Feuille1.L60 Feuille1.P59:Feuille1.P60 Feuille1.V59:Feuille1.V60 Feuille1.Z59:Feuille1.Z60 Feuille1.L63:Feuille1.L63 Feuille1.P63:Feuille1.P63 Feuille1.V63:Feuille1.V63 Feuille1.Z63:Feuille1.Z63 Feuille1.L66:Feuille1.L72 Feuille1.P66:Feuille1.P72 Feuille1.V66:Feuille1.V72 Feuille1.Z66:Feuille1.Z72 Feuille1.L74:Feuille1.L82 Feuille1.P74:Feuille1.P83 Feuille1.V74:Feuille1.V83 Feuille1.Z74:Feuille1.Z83 Feuille1.L85:Feuille1.L138 Feuille1.P85:Feuille1.P138 Feuille1.V85:Feuille1.V138 Feuille1.Z85:Feuille1.Z138">
            <calcext:condition calcext:apply-style-name="Cellule grisée" calcext:value="formula-is([.K33]=0)" calcext:base-cell-address="Feuille1.L33"/>
            <calcext:condition calcext:apply-style-name="Cellule invalide" calcext:value="formula-is(AND([.K33]&lt;&gt;0;[.L33]=&quot;&quot;))" calcext:base-cell-address="Feuille1.L33"/>
          </calcext:conditional-format>
          <calcext:conditional-format calcext:target-range-address="Feuille1.AA33:Feuille1.AA72 Feuille1.AA74:Feuille1.AA83 Feuille1.AA85:Feuille1.AA138 Feuille1.AF33:Feuille1.AF72 Feuille1.AJ33:Feuille1.AJ72 Feuille1.AJ74:Feuille1.AJ77 Feuille1.AJ79:Feuille1.AJ83 Feuille1.AF74:Feuille1.AH83 Feuille1.AJ85:Feuille1.AJ138 Feuille1.AG2:Feuille1.AI6 Feuille1.AG25:Feuille1.AH30 Feuille1.AG33:Feuille1.AH45 Feuille1.AH46:Feuille1.AH49 Feuille1.AG53:Feuille1.AH72 Feuille1.AG46:Feuille1.AG50 Feuille1.AG51:Feuille1.AH51 Feuille1.AG52:Feuille1.AG52 Feuille1.AQ33:Feuille1.AQ72 Feuille1.AM33:Feuille1.AM72 Feuille1.AQ74:Feuille1.AQ83 Feuille1.AM78:Feuille1.AM83 Feuille1.AM85:Feuille1.AM138 Feuille1.AQ85:Feuille1.AQ138 Feuille1.AM74:Feuille1.AM76 Feuille1.C37:Feuille1.C44 Feuille1.G38:Feuille1.G44 Feuille1.K38:Feuille1.K44 Feuille1.O38:Feuille1.O44 Feuille1.AG19:Feuille1.AG19 Feuille1.AG15:Feuille1.AG15 Feuille1.AG9:Feuille1.AI9 Feuille1.AF85:Feuille1.AH138">
            <calcext:condition calcext:apply-style-name="Cellule invalide" calcext:value="=&quot;&quot;" calcext:base-cell-address="Feuille1.C2"/>
          </calcext:conditional-format>
          <calcext:conditional-format calcext:target-range-address="Feuille1.AB33:Feuille1.AB72 Feuille1.AB74:Feuille1.AB83 Feuille1.AB85:Feuille1.AB138 Feuille1.AN85:Feuille1.AN138 Feuille1.AN33:Feuille1.AN72 Feuille1.AR33:Feuille1.AR72 Feuille1.AR74:Feuille1.AR83 Feuille1.AN75:Feuille1.AN83 Feuille1.AR85:Feuille1.AR138">
            <calcext:condition calcext:apply-style-name="Cellule grisée" calcext:value="formula-is([.AA33]=0)" calcext:base-cell-address="Feuille1.AB33"/>
            <calcext:condition calcext:apply-style-name="Cellule invalide" calcext:value="formula-is(AND([.AA33]&lt;&gt;0;[.AB33]=&quot;&quot;))" calcext:base-cell-address="Feuille1.AB33"/>
          </calcext:conditional-format>
          <calcext:conditional-format calcext:target-range-address="Feuille1.AC33:Feuille1.AC34 Feuille1.AS33:Feuille1.AS72 Feuille1.AC36:Feuille1.AC72 Feuille1.AO33:Feuille1.AO72 Feuille1.AC74:Feuille1.AC81 Feuille1.AO75:Feuille1.AO83 Feuille1.AS74:Feuille1.AS83 Feuille1.AC82:Feuille1.AC83 Feuille1.AC85:Feuille1.AC138 Feuille1.AO85:Feuille1.AO138 Feuille1.AS85:Feuille1.AS138">
            <calcext:condition calcext:apply-style-name="Cellule grisée" calcext:value="formula-is([.AA33]=0)" calcext:base-cell-address="Feuille1.AC33"/>
            <calcext:condition calcext:apply-style-name="Cellule invalide" calcext:value="formula-is(AND([.AA33]&lt;&gt;0;[.AC33]=&quot;&quot;))" calcext:base-cell-address="Feuille1.AC33"/>
          </calcext:conditional-format>
          <calcext:conditional-format calcext:target-range-address="Feuille1.AC35:Feuille1.AC35">
            <calcext:condition calcext:apply-style-name="Cellule grisée" calcext:value="formula-is(OR([.AA35]=0;[.AA35]=&quot;line&quot;))" calcext:base-cell-address="Feuille1.AC35"/>
            <calcext:condition calcext:apply-style-name="Cellule invalide" calcext:value="formula-is(AND([.AA35]&lt;&gt;0;[.AC35]=&quot;&quot;))" calcext:base-cell-address="Feuille1.AC35"/>
          </calcext:conditional-format>
          <calcext:conditional-format calcext:target-range-address="Feuille1.AD2:Feuille1.AD6 Feuille1.AD24:Feuille1.AD30 Feuille1.AD33:Feuille1.AD72 Feuille1.AD74:Feuille1.AD83 Feuille1.AD85:Feuille1.AD138 Feuille1.AP74:Feuille1.AP83 Feuille1.AP33:Feuille1.AP72 Feuille1.AT33:Feuille1.AT72 Feuille1.AT74:Feuille1.AT83 Feuille1.AP85:Feuille1.AP138 Feuille1.AT85:Feuille1.AT138 Feuille1.AD19:Feuille1.AD19 Feuille1.AD15:Feuille1.AD15 Feuille1.AD9:Feuille1.AD9">
            <calcext:condition calcext:apply-style-name="Cellule grisée" calcext:value="formula-is([.AA2]=0)" calcext:base-cell-address="Feuille1.AD2"/>
            <calcext:condition calcext:apply-style-name="Cellule invalide" calcext:value="formula-is(AND([.AA2]&lt;&gt;0;[.AD2]=&quot;&quot;))" calcext:base-cell-address="Feuille1.AD2"/>
          </calcext:conditional-format>
          <calcext:conditional-format calcext:target-range-address="Feuille1.AE2:Feuille1.AE6 Feuille1.AE24:Feuille1.AE30 Feuille1.AE33:Feuille1.AE72 Feuille1.AE74:Feuille1.AE83 Feuille1.AE85:Feuille1.AE138 Feuille1.AE19:Feuille1.AE19 Feuille1.AE15:Feuille1.AE15 Feuille1.AE9:Feuille1.AE9">
            <calcext:condition calcext:apply-style-name="Cellule grisée" calcext:value="formula-is(OR([.AA2]=0;[.AA2]=0=&quot;line&quot;;[.AA2]=0=&quot;circle&quot;))" calcext:base-cell-address="Feuille1.AE2"/>
            <calcext:condition calcext:apply-style-name="Cellule invalide" calcext:value="formula-is(AND([.AB2]&lt;&gt;0;[.AE2]=&quot;&quot;))" calcext:base-cell-address="Feuille1.AE2"/>
          </calcext:conditional-format>
          <calcext:conditional-format calcext:target-range-address="Feuille1.AL33:Feuille1.AL72 Feuille1.AL74:Feuille1.AL83 Feuille1.AL85:Feuille1.AL138">
            <calcext:condition calcext:apply-style-name="Cellule grisée" calcext:value="formula-is([.AK33]=0)" calcext:base-cell-address="Feuille1.AL33"/>
            <calcext:condition calcext:apply-style-name="Cellule invalide" calcext:value="formula-is(AND([.AK33]&lt;&gt;0;[.AL33]=&quot;&quot;))" calcext:base-cell-address="Feuille1.AL33"/>
          </calcext:conditional-format>
          <calcext:conditional-format calcext:target-range-address="Feuille1.AN74:Feuille1.AN74">
            <calcext:condition calcext:apply-style-name="Cellule grisée" calcext:value="formula-is(OR([.AM74]=0;[.AM74]=&quot;wakeUp&quot;))" calcext:base-cell-address="Feuille1.AN74"/>
            <calcext:condition calcext:apply-style-name="Cellule invalide" calcext:value="formula-is(AND([.AM74]&lt;&gt;0;[.AN74]=&quot;&quot;))" calcext:base-cell-address="Feuille1.AN74"/>
          </calcext:conditional-format>
          <calcext:conditional-format calcext:target-range-address="Feuille1.AO74:Feuille1.AO74">
            <calcext:condition calcext:apply-style-name="Cellule grisée" calcext:value="formula-is(OR([.AN74]=0;[.AN74]=&quot;wakeUp&quot;))" calcext:base-cell-address="Feuille1.AO74"/>
            <calcext:condition calcext:apply-style-name="Cellule invalide" calcext:value="formula-is(AND([.AN74]&lt;&gt;0;[.AO74]=&quot;&quot;))" calcext:base-cell-address="Feuille1.AO74"/>
          </calcext:conditional-format>
          <calcext:conditional-format calcext:target-range-address="Feuille1.C2:Feuille1.C6 Feuille1.C27:Feuille1.C30 Feuille1.K33:Feuille1.K37 Feuille1.O33:Feuille1.O37 Feuille1.AK33:Feuille1.AK72 Feuille1.C33:Feuille1.C36 Feuille1.G33:Feuille1.G37 Feuille1.W50:Feuille1.W50 Feuille1.W52:Feuille1.W52 Feuille1.W58:Feuille1.W58 Feuille1.S61:Feuille1.S62 Feuille1.W61:Feuille1.W62 Feuille1.C45:Feuille1.C72 Feuille1.G45:Feuille1.G72 Feuille1.K45:Feuille1.K72 Feuille1.O45:Feuille1.O72 Feuille1.G74:Feuille1.G83 Feuille1.K74:Feuille1.K83 Feuille1.O74:Feuille1.O83 Feuille1.AK74:Feuille1.AK83 Feuille1.C74:Feuille1.C83 Feuille1.K85:Feuille1.K138 Feuille1.O85:Feuille1.O138 Feuille1.AK85:Feuille1.AK138 Feuille1.C85:Feuille1.C138 Feuille1.G85:Feuille1.G138 Feuille1.S58:Feuille1.S58 Feuille1.S64:Feuille1.S65 Feuille1.W64:Feuille1.W65 Feuille1.C19:Feuille1.C19 Feuille1.C15:Feuille1.C15 Feuille1.C9:Feuille1.C9 Feuille1.C25:Feuille1.C25">
            <calcext:condition calcext:apply-style-name="Cellule invalide" calcext:value="formula-is([.C2]=&quot;&quot;)" calcext:base-cell-address="Feuille1.C2"/>
          </calcext:conditional-format>
          <calcext:conditional-format calcext:target-range-address="Feuille1.D85:Feuille1.D138 Feuille1.H136:Feuille1.H138 Feuille1.D33:Feuille1.D72 Feuille1.H38:Feuille1.H44 Feuille1.L38:Feuille1.L44 Feuille1.P38:Feuille1.P44 Feuille1.V38:Feuille1.V44 Feuille1.Z38:Feuille1.Z44 Feuille1.H46:Feuille1.H47 Feuille1.L46:Feuille1.L47 Feuille1.H50:Feuille1.H50 Feuille1.L50:Feuille1.L50 Feuille1.P50:Feuille1.P50 Feuille1.V50:Feuille1.V50 Feuille1.X50:Feuille1.X50 Feuille1.H52:Feuille1.H52 Feuille1.L52:Feuille1.L52 Feuille1.P52:Feuille1.P52 Feuille1.V52:Feuille1.V52 Feuille1.X52:Feuille1.X52 Feuille1.H55:Feuille1.H56 Feuille1.L55:Feuille1.L56 Feuille1.P55:Feuille1.P56 Feuille1.V55:Feuille1.V56 Feuille1.Z55:Feuille1.Z56 Feuille1.H58:Feuille1.H58 Feuille1.L58:Feuille1.L58 Feuille1.P58:Feuille1.P58 Feuille1.T58:Feuille1.T58 Feuille1.X58:Feuille1.X58 Feuille1.H61:Feuille1.H62 Feuille1.L61:Feuille1.L62 Feuille1.P61:Feuille1.P62 Feuille1.T61:Feuille1.T62 Feuille1.X61:Feuille1.X62 Feuille1.H64:Feuille1.H65 Feuille1.L64:Feuille1.L65 Feuille1.P64:Feuille1.P65 Feuille1.T64:Feuille1.T65 Feuille1.X64:Feuille1.X65 Feuille1.H70:Feuille1.H72 Feuille1.D74:Feuille1.D83 Feuille1.H83:Feuille1.H83 Feuille1.L83:Feuille1.L83 Feuille1.H91:Feuille1.H125 Feuille1.H134:Feuille1.H134">
            <calcext:condition calcext:apply-style-name="Cellule grisée" calcext:value="formula-is([.C33]=0)" calcext:base-cell-address="Feuille1.D33"/>
            <calcext:condition calcext:apply-style-name="Cellule invalide" calcext:value="formula-is(AND([.C33]&lt;&gt;0;[.D33]=&quot;&quot;))" calcext:base-cell-address="Feuille1.D33"/>
          </calcext:conditional-format>
          <calcext:conditional-format calcext:target-range-address="Feuille1.E33:Feuille1.E33 Feuille1.I34:Feuille1.I36 Feuille1.E35:Feuille1.E72 Feuille1.I37:Feuille1.J42 Feuille1.M33:Feuille1.N42 Feuille1.Q33:Feuille1.R42 Feuille1.I43:Feuille1.I54 Feuille1.M43:Feuille1.M44 Feuille1.Q43:Feuille1.Q44 Feuille1.M50:Feuille1.M50 Feuille1.Q50:Feuille1.Q50 Feuille1.M52:Feuille1.M52 Feuille1.Q52:Feuille1.Q52 Feuille1.I55:Feuille1.J56 Feuille1.Q53:Feuille1.R57 Feuille1.I57:Feuille1.I65 Feuille1.M58:Feuille1.M58 Feuille1.Q58:Feuille1.Q58 Feuille1.U58:Feuille1.U58 Feuille1.M61:Feuille1.M62 Feuille1.Q61:Feuille1.Q62 Feuille1.U61:Feuille1.U62 Feuille1.Y61:Feuille1.Y62 Feuille1.M64:Feuille1.M65 Feuille1.Q64:Feuille1.Q65 Feuille1.U64:Feuille1.U65 Feuille1.Y64:Feuille1.Y65 Feuille1.I67:Feuille1.I69 Feuille1.I70:Feuille1.J72 Feuille1.E74:Feuille1.E83 Feuille1.I83:Feuille1.I83 Feuille1.I91:Feuille1.I125 Feuille1.E85:Feuille1.E138 Feuille1.I134:Feuille1.I134 Feuille1.I136:Feuille1.I138 Feuille1.I33:Feuille1.J33 Feuille1.T33:Feuille1.U42 Feuille1.X33:Feuille1.Y42 Feuille1.T43:Feuille1.T44 Feuille1.X43:Feuille1.X44 Feuille1.M45:Feuille1.N49 Feuille1.Q45:Feuille1.R49 Feuille1.T45:Feuille1.U49 Feuille1.X45:Feuille1.Y49 Feuille1.T50:Feuille1.T50 Feuille1.Y50:Feuille1.Y50 Feuille1.M51:Feuille1.N51 Feuille1.Q51:Feuille1.R51 Feuille1.T51:Feuille1.U51 Feuille1.X51:Feuille1.Y51 Feuille1.T52:Feuille1.T52 Feuille1.Y52:Feuille1.Y52 Feuille1.M53:Feuille1.N57 Feuille1.T53:Feuille1.U57 Feuille1.X53:Feuille1.Y57 Feuille1.Y58:Feuille1.Y58 Feuille1.M59:Feuille1.N60 Feuille1.Q59:Feuille1.R60 Feuille1.T59:Feuille1.U60 Feuille1.X59:Feuille1.Y60 Feuille1.M63:Feuille1.N63 Feuille1.Q63:Feuille1.R63 Feuille1.T63:Feuille1.U63 Feuille1.X63:Feuille1.Y63 Feuille1.I66:Feuille1.J66 Feuille1.M66:Feuille1.N72 Feuille1.Q66:Feuille1.R72 Feuille1.T66:Feuille1.U72 Feuille1.X66:Feuille1.Y72 Feuille1.I74:Feuille1.J82 Feuille1.M74:Feuille1.N83 Feuille1.Q74:Feuille1.R83 Feuille1.T74:Feuille1.U83 Feuille1.X74:Feuille1.Y83 Feuille1.I85:Feuille1.J90 Feuille1.M85:Feuille1.N138 Feuille1.Q85:Feuille1.R138 Feuille1.T85:Feuille1.U138 Feuille1.X85:Feuille1.Y138 Feuille1.I126:Feuille1.J133 Feuille1.I135:Feuille1.J135">
            <calcext:condition calcext:apply-style-name="Cellule grisée" calcext:value="formula-is([.C33]=0)" calcext:base-cell-address="Feuille1.E33"/>
          </calcext:conditional-format>
          <calcext:conditional-format calcext:target-range-address="Feuille1.E34:Feuille1.E34">
            <calcext:condition calcext:apply-style-name="Cellule grisée" calcext:value="formula-is([.C34]=0)" calcext:base-cell-address="Feuille1.E34"/>
          </calcext:conditional-format>
          <calcext:conditional-format calcext:target-range-address="Feuille1.F33:Feuille1.F54 Feuille1.V58:Feuille1.V58 Feuille1.F57:Feuille1.F72 Feuille1.J61:Feuille1.J62 Feuille1.N61:Feuille1.N62 Feuille1.F74:Feuille1.F83 Feuille1.J91:Feuille1.J125 Feuille1.F85:Feuille1.F138 Feuille1.J134:Feuille1.J134 Feuille1.J43:Feuille1.J44 Feuille1.N43:Feuille1.N44 Feuille1.R43:Feuille1.R44 Feuille1.U43:Feuille1.U44 Feuille1.Y43:Feuille1.Y44 Feuille1.Z50:Feuille1.Z50 Feuille1.Z52:Feuille1.Z52 Feuille1.J58:Feuille1.J58 Feuille1.N58:Feuille1.N58 Feuille1.R58:Feuille1.R58 Feuille1.Z58:Feuille1.Z58 Feuille1.R61:Feuille1.R62 Feuille1.V61:Feuille1.V62 Feuille1.Z61:Feuille1.Z62 Feuille1.J64:Feuille1.J65 Feuille1.N64:Feuille1.N65 Feuille1.R64:Feuille1.R65 Feuille1.V64:Feuille1.V65 Feuille1.Z64:Feuille1.Z65 Feuille1.J136:Feuille1.J138">
            <calcext:condition calcext:apply-style-name="Cellule grisée" calcext:value="formula-is([.C33]=0)" calcext:base-cell-address="Feuille1.F33"/>
          </calcext:conditional-format>
          <calcext:conditional-format calcext:target-range-address="Feuille1.C24:Feuille1.C24">
            <calcext:condition calcext:apply-style-name="Cellule invalide" calcext:value="formula-is([.C24]=&quot;&quot;)" calcext:base-cell-address="Feuille1.C24"/>
          </calcext:conditional-format>
          <calcext:conditional-format calcext:target-range-address="Feuille1.AG24:Feuille1.AG24">
            <calcext:condition calcext:apply-style-name="Cellule invalide" calcext:value="=&quot;&quot;" calcext:base-cell-address="Feuille1.AG24"/>
          </calcext:conditional-format>
          <calcext:conditional-format calcext:target-range-address="Feuille1.C10:Feuille1.C10">
            <calcext:condition calcext:apply-style-name="Cellule invalide" calcext:value="formula-is([.C10]=&quot;&quot;)" calcext:base-cell-address="Feuille1.C10"/>
          </calcext:conditional-format>
          <calcext:conditional-format calcext:target-range-address="Feuille1.AD10:Feuille1.AD10">
            <calcext:condition calcext:apply-style-name="Cellule grisée" calcext:value="formula-is([.AA10]=0)" calcext:base-cell-address="Feuille1.AD10"/>
            <calcext:condition calcext:apply-style-name="Cellule invalide" calcext:value="formula-is(AND([.AA10]&lt;&gt;0;[.AD10]=&quot;&quot;))" calcext:base-cell-address="Feuille1.AD10"/>
          </calcext:conditional-format>
          <calcext:conditional-format calcext:target-range-address="Feuille1.AE10:Feuille1.AE10">
            <calcext:condition calcext:apply-style-name="Cellule grisée" calcext:value="formula-is(OR([.AA10]=0;[.AA10]=0=&quot;line&quot;;[.AA10]=0=&quot;circle&quot;))" calcext:base-cell-address="Feuille1.AE10"/>
            <calcext:condition calcext:apply-style-name="Cellule invalide" calcext:value="formula-is(AND([.AB10]&lt;&gt;0;[.AE10]=&quot;&quot;))" calcext:base-cell-address="Feuille1.AE10"/>
          </calcext:conditional-format>
          <calcext:conditional-format calcext:target-range-address="Feuille1.AG10:Feuille1.AG10">
            <calcext:condition calcext:apply-style-name="Cellule invalide" calcext:value="=&quot;&quot;" calcext:base-cell-address="Feuille1.AG10"/>
          </calcext:conditional-format>
          <calcext:conditional-format calcext:target-range-address="Feuille1.C11:Feuille1.C11">
            <calcext:condition calcext:apply-style-name="Cellule invalide" calcext:value="formula-is([.C11]=&quot;&quot;)" calcext:base-cell-address="Feuille1.C11"/>
          </calcext:conditional-format>
          <calcext:conditional-format calcext:target-range-address="Feuille1.AH11:Feuille1.AH11">
            <calcext:condition calcext:apply-style-name="Cellule invalide" calcext:value="=&quot;&quot;" calcext:base-cell-address="Feuille1.AH11"/>
          </calcext:conditional-format>
          <calcext:conditional-format calcext:target-range-address="Feuille1.AD11:Feuille1.AD11">
            <calcext:condition calcext:apply-style-name="Cellule grisée" calcext:value="formula-is([.AA11]=0)" calcext:base-cell-address="Feuille1.AD11"/>
            <calcext:condition calcext:apply-style-name="Cellule invalide" calcext:value="formula-is(AND([.AA11]&lt;&gt;0;[.AD11]=&quot;&quot;))" calcext:base-cell-address="Feuille1.AD11"/>
          </calcext:conditional-format>
          <calcext:conditional-format calcext:target-range-address="Feuille1.AE11:Feuille1.AE11">
            <calcext:condition calcext:apply-style-name="Cellule grisée" calcext:value="formula-is(OR([.AA11]=0;[.AA11]=0=&quot;line&quot;;[.AA11]=0=&quot;circle&quot;))" calcext:base-cell-address="Feuille1.AE11"/>
            <calcext:condition calcext:apply-style-name="Cellule invalide" calcext:value="formula-is(AND([.AB11]&lt;&gt;0;[.AE11]=&quot;&quot;))" calcext:base-cell-address="Feuille1.AE11"/>
          </calcext:conditional-format>
          <calcext:conditional-format calcext:target-range-address="Feuille1.AG11:Feuille1.AG11">
            <calcext:condition calcext:apply-style-name="Cellule invalide" calcext:value="=&quot;&quot;" calcext:base-cell-address="Feuille1.AG11"/>
          </calcext:conditional-format>
          <calcext:conditional-format calcext:target-range-address="Feuille1.C20:Feuille1.C20">
            <calcext:condition calcext:apply-style-name="Cellule invalide" calcext:value="formula-is([.C20]=&quot;&quot;)" calcext:base-cell-address="Feuille1.C20"/>
          </calcext:conditional-format>
          <calcext:conditional-format calcext:target-range-address="Feuille1.AG20:Feuille1.AG20">
            <calcext:condition calcext:apply-style-name="Cellule invalide" calcext:value="=&quot;&quot;" calcext:base-cell-address="Feuille1.AG20"/>
          </calcext:conditional-format>
          <calcext:conditional-format calcext:target-range-address="Feuille1.AD20:Feuille1.AD20">
            <calcext:condition calcext:apply-style-name="Cellule grisée" calcext:value="formula-is([.AA20]=0)" calcext:base-cell-address="Feuille1.AD20"/>
            <calcext:condition calcext:apply-style-name="Cellule invalide" calcext:value="formula-is(AND([.AA20]&lt;&gt;0;[.AD20]=&quot;&quot;))" calcext:base-cell-address="Feuille1.AD20"/>
          </calcext:conditional-format>
          <calcext:conditional-format calcext:target-range-address="Feuille1.AE20:Feuille1.AE20">
            <calcext:condition calcext:apply-style-name="Cellule grisée" calcext:value="formula-is(OR([.AA20]=0;[.AA20]=0=&quot;line&quot;;[.AA20]=0=&quot;circle&quot;))" calcext:base-cell-address="Feuille1.AE20"/>
            <calcext:condition calcext:apply-style-name="Cellule invalide" calcext:value="formula-is(AND([.AB20]&lt;&gt;0;[.AE20]=&quot;&quot;))" calcext:base-cell-address="Feuille1.AE20"/>
          </calcext:conditional-format>
          <calcext:conditional-format calcext:target-range-address="Feuille1.C21:Feuille1.C21">
            <calcext:condition calcext:apply-style-name="Cellule invalide" calcext:value="formula-is([.C21]=&quot;&quot;)" calcext:base-cell-address="Feuille1.C21"/>
          </calcext:conditional-format>
          <calcext:conditional-format calcext:target-range-address="Feuille1.AG21:Feuille1.AG21">
            <calcext:condition calcext:apply-style-name="Cellule invalide" calcext:value="=&quot;&quot;" calcext:base-cell-address="Feuille1.AG21"/>
          </calcext:conditional-format>
          <calcext:conditional-format calcext:target-range-address="Feuille1.AD21:Feuille1.AD21">
            <calcext:condition calcext:apply-style-name="Cellule grisée" calcext:value="formula-is([.AA21]=0)" calcext:base-cell-address="Feuille1.AD21"/>
            <calcext:condition calcext:apply-style-name="Cellule invalide" calcext:value="formula-is(AND([.AA21]&lt;&gt;0;[.AD21]=&quot;&quot;))" calcext:base-cell-address="Feuille1.AD21"/>
          </calcext:conditional-format>
          <calcext:conditional-format calcext:target-range-address="Feuille1.AE21:Feuille1.AE21">
            <calcext:condition calcext:apply-style-name="Cellule grisée" calcext:value="formula-is(OR([.AA21]=0;[.AA21]=0=&quot;line&quot;;[.AA21]=0=&quot;circle&quot;))" calcext:base-cell-address="Feuille1.AE21"/>
            <calcext:condition calcext:apply-style-name="Cellule invalide" calcext:value="formula-is(AND([.AB21]&lt;&gt;0;[.AE21]=&quot;&quot;))" calcext:base-cell-address="Feuille1.AE21"/>
          </calcext:conditional-format>
          <calcext:conditional-format calcext:target-range-address="Feuille1.AH21:Feuille1.AH21">
            <calcext:condition calcext:apply-style-name="Cellule invalide" calcext:value="=&quot;&quot;" calcext:base-cell-address="Feuille1.AH21"/>
          </calcext:conditional-format>
          <calcext:conditional-format calcext:target-range-address="Feuille1.AG16:Feuille1.AG16">
            <calcext:condition calcext:apply-style-name="Cellule invalide" calcext:value="=&quot;&quot;" calcext:base-cell-address="Feuille1.AG16"/>
          </calcext:conditional-format>
          <calcext:conditional-format calcext:target-range-address="Feuille1.AD16:Feuille1.AD16">
            <calcext:condition calcext:apply-style-name="Cellule grisée" calcext:value="formula-is([.AA16]=0)" calcext:base-cell-address="Feuille1.AD16"/>
            <calcext:condition calcext:apply-style-name="Cellule invalide" calcext:value="formula-is(AND([.AA16]&lt;&gt;0;[.AD16]=&quot;&quot;))" calcext:base-cell-address="Feuille1.AD16"/>
          </calcext:conditional-format>
          <calcext:conditional-format calcext:target-range-address="Feuille1.AE16:Feuille1.AE16">
            <calcext:condition calcext:apply-style-name="Cellule grisée" calcext:value="formula-is(OR([.AA16]=0;[.AA16]=0=&quot;line&quot;;[.AA16]=0=&quot;circle&quot;))" calcext:base-cell-address="Feuille1.AE16"/>
            <calcext:condition calcext:apply-style-name="Cellule invalide" calcext:value="formula-is(AND([.AB16]&lt;&gt;0;[.AE16]=&quot;&quot;))" calcext:base-cell-address="Feuille1.AE16"/>
          </calcext:conditional-format>
          <calcext:conditional-format calcext:target-range-address="Feuille1.C16:Feuille1.C16">
            <calcext:condition calcext:apply-style-name="Cellule invalide" calcext:value="formula-is([.C16]=&quot;&quot;)" calcext:base-cell-address="Feuille1.C16"/>
          </calcext:conditional-format>
          <calcext:conditional-format calcext:target-range-address="Feuille1.AG17:Feuille1.AG17">
            <calcext:condition calcext:apply-style-name="Cellule invalide" calcext:value="=&quot;&quot;" calcext:base-cell-address="Feuille1.AG17"/>
          </calcext:conditional-format>
          <calcext:conditional-format calcext:target-range-address="Feuille1.AD17:Feuille1.AD17">
            <calcext:condition calcext:apply-style-name="Cellule grisée" calcext:value="formula-is([.AA17]=0)" calcext:base-cell-address="Feuille1.AD17"/>
            <calcext:condition calcext:apply-style-name="Cellule invalide" calcext:value="formula-is(AND([.AA17]&lt;&gt;0;[.AD17]=&quot;&quot;))" calcext:base-cell-address="Feuille1.AD17"/>
          </calcext:conditional-format>
          <calcext:conditional-format calcext:target-range-address="Feuille1.AE17:Feuille1.AE17">
            <calcext:condition calcext:apply-style-name="Cellule grisée" calcext:value="formula-is(OR([.AA17]=0;[.AA17]=0=&quot;line&quot;;[.AA17]=0=&quot;circle&quot;))" calcext:base-cell-address="Feuille1.AE17"/>
            <calcext:condition calcext:apply-style-name="Cellule invalide" calcext:value="formula-is(AND([.AB17]&lt;&gt;0;[.AE17]=&quot;&quot;))" calcext:base-cell-address="Feuille1.AE17"/>
          </calcext:conditional-format>
          <calcext:conditional-format calcext:target-range-address="Feuille1.C17:Feuille1.C17">
            <calcext:condition calcext:apply-style-name="Cellule invalide" calcext:value="formula-is([.C17]=&quot;&quot;)" calcext:base-cell-address="Feuille1.C17"/>
          </calcext:conditional-format>
          <calcext:conditional-format calcext:target-range-address="Feuille1.AH16:Feuille1.AH16">
            <calcext:condition calcext:apply-style-name="Cellule invalide" calcext:value="=&quot;&quot;" calcext:base-cell-address="Feuille1.AH16"/>
          </calcext:conditional-format>
          <calcext:conditional-format calcext:target-range-address="Feuille1.C12:Feuille1.C12">
            <calcext:condition calcext:apply-style-name="Cellule invalide" calcext:value="formula-is([.C12]=&quot;&quot;)" calcext:base-cell-address="Feuille1.C12"/>
          </calcext:conditional-format>
          <calcext:conditional-format calcext:target-range-address="Feuille1.AD12:Feuille1.AD12">
            <calcext:condition calcext:apply-style-name="Cellule grisée" calcext:value="formula-is([.AA12]=0)" calcext:base-cell-address="Feuille1.AD12"/>
            <calcext:condition calcext:apply-style-name="Cellule invalide" calcext:value="formula-is(AND([.AA12]&lt;&gt;0;[.AD12]=&quot;&quot;))" calcext:base-cell-address="Feuille1.AD12"/>
          </calcext:conditional-format>
          <calcext:conditional-format calcext:target-range-address="Feuille1.AE12:Feuille1.AE12">
            <calcext:condition calcext:apply-style-name="Cellule grisée" calcext:value="formula-is(OR([.AA12]=0;[.AA12]=0=&quot;line&quot;;[.AA12]=0=&quot;circle&quot;))" calcext:base-cell-address="Feuille1.AE12"/>
            <calcext:condition calcext:apply-style-name="Cellule invalide" calcext:value="formula-is(AND([.AB12]&lt;&gt;0;[.AE12]=&quot;&quot;))" calcext:base-cell-address="Feuille1.AE12"/>
          </calcext:conditional-format>
          <calcext:conditional-format calcext:target-range-address="Feuille1.AG12:Feuille1.AG12">
            <calcext:condition calcext:apply-style-name="Cellule invalide" calcext:value="=&quot;&quot;" calcext:base-cell-address="Feuille1.AG12"/>
          </calcext:conditional-format>
          <calcext:conditional-format calcext:target-range-address="Feuille1.C13:Feuille1.C13">
            <calcext:condition calcext:apply-style-name="Cellule invalide" calcext:value="formula-is([.C13]=&quot;&quot;)" calcext:base-cell-address="Feuille1.C13"/>
          </calcext:conditional-format>
          <calcext:conditional-format calcext:target-range-address="Feuille1.AD13:Feuille1.AD13">
            <calcext:condition calcext:apply-style-name="Cellule grisée" calcext:value="formula-is([.AA13]=0)" calcext:base-cell-address="Feuille1.AD13"/>
            <calcext:condition calcext:apply-style-name="Cellule invalide" calcext:value="formula-is(AND([.AA13]&lt;&gt;0;[.AD13]=&quot;&quot;))" calcext:base-cell-address="Feuille1.AD13"/>
          </calcext:conditional-format>
          <calcext:conditional-format calcext:target-range-address="Feuille1.AE13:Feuille1.AE13">
            <calcext:condition calcext:apply-style-name="Cellule grisée" calcext:value="formula-is(OR([.AA13]=0;[.AA13]=0=&quot;line&quot;;[.AA13]=0=&quot;circle&quot;))" calcext:base-cell-address="Feuille1.AE13"/>
            <calcext:condition calcext:apply-style-name="Cellule invalide" calcext:value="formula-is(AND([.AB13]&lt;&gt;0;[.AE13]=&quot;&quot;))" calcext:base-cell-address="Feuille1.AE13"/>
          </calcext:conditional-format>
          <calcext:conditional-format calcext:target-range-address="Feuille1.AG13:Feuille1.AG13">
            <calcext:condition calcext:apply-style-name="Cellule invalide" calcext:value="=&quot;&quot;" calcext:base-cell-address="Feuille1.AG13"/>
          </calcext:conditional-format>
          <calcext:conditional-format calcext:target-range-address="Feuille1.AH24:Feuille1.AH24">
            <calcext:condition calcext:apply-style-name="Cellule invalide" calcext:value="=&quot;&quot;" calcext:base-cell-address="Feuille1.AH24"/>
          </calcext:conditional-format>
          <calcext:conditional-format calcext:target-range-address="Feuille1.C14:Feuille1.C14">
            <calcext:condition calcext:apply-style-name="Cellule invalide" calcext:value="formula-is([.C14]=&quot;&quot;)" calcext:base-cell-address="Feuille1.C14"/>
          </calcext:conditional-format>
          <calcext:conditional-format calcext:target-range-address="Feuille1.AD14:Feuille1.AD14">
            <calcext:condition calcext:apply-style-name="Cellule grisée" calcext:value="formula-is([.AA14]=0)" calcext:base-cell-address="Feuille1.AD14"/>
            <calcext:condition calcext:apply-style-name="Cellule invalide" calcext:value="formula-is(AND([.AA14]&lt;&gt;0;[.AD14]=&quot;&quot;))" calcext:base-cell-address="Feuille1.AD14"/>
          </calcext:conditional-format>
          <calcext:conditional-format calcext:target-range-address="Feuille1.AE14:Feuille1.AE14">
            <calcext:condition calcext:apply-style-name="Cellule grisée" calcext:value="formula-is(OR([.AA14]=0;[.AA14]=0=&quot;line&quot;;[.AA14]=0=&quot;circle&quot;))" calcext:base-cell-address="Feuille1.AE14"/>
            <calcext:condition calcext:apply-style-name="Cellule invalide" calcext:value="formula-is(AND([.AB14]&lt;&gt;0;[.AE14]=&quot;&quot;))" calcext:base-cell-address="Feuille1.AE14"/>
          </calcext:conditional-format>
          <calcext:conditional-format calcext:target-range-address="Feuille1.AG14:Feuille1.AG14">
            <calcext:condition calcext:apply-style-name="Cellule invalide" calcext:value="=&quot;&quot;" calcext:base-cell-address="Feuille1.AG14"/>
          </calcext:conditional-format>
          <calcext:conditional-format calcext:target-range-address="Feuille1.AG18:Feuille1.AG18">
            <calcext:condition calcext:apply-style-name="Cellule invalide" calcext:value="=&quot;&quot;" calcext:base-cell-address="Feuille1.AG18"/>
          </calcext:conditional-format>
          <calcext:conditional-format calcext:target-range-address="Feuille1.AD18:Feuille1.AD18">
            <calcext:condition calcext:apply-style-name="Cellule grisée" calcext:value="formula-is([.AA18]=0)" calcext:base-cell-address="Feuille1.AD18"/>
            <calcext:condition calcext:apply-style-name="Cellule invalide" calcext:value="formula-is(AND([.AA18]&lt;&gt;0;[.AD18]=&quot;&quot;))" calcext:base-cell-address="Feuille1.AD18"/>
          </calcext:conditional-format>
          <calcext:conditional-format calcext:target-range-address="Feuille1.AE18:Feuille1.AE18">
            <calcext:condition calcext:apply-style-name="Cellule grisée" calcext:value="formula-is(OR([.AA18]=0;[.AA18]=0=&quot;line&quot;;[.AA18]=0=&quot;circle&quot;))" calcext:base-cell-address="Feuille1.AE18"/>
            <calcext:condition calcext:apply-style-name="Cellule invalide" calcext:value="formula-is(AND([.AB18]&lt;&gt;0;[.AE18]=&quot;&quot;))" calcext:base-cell-address="Feuille1.AE18"/>
          </calcext:conditional-format>
          <calcext:conditional-format calcext:target-range-address="Feuille1.C18:Feuille1.C18">
            <calcext:condition calcext:apply-style-name="Cellule invalide" calcext:value="formula-is([.C18]=&quot;&quot;)" calcext:base-cell-address="Feuille1.C18"/>
          </calcext:conditional-format>
          <calcext:conditional-format calcext:target-range-address="Feuille1.C22:Feuille1.C22">
            <calcext:condition calcext:apply-style-name="Cellule invalide" calcext:value="formula-is([.C22]=&quot;&quot;)" calcext:base-cell-address="Feuille1.C22"/>
          </calcext:conditional-format>
          <calcext:conditional-format calcext:target-range-address="Feuille1.AG22:Feuille1.AG22">
            <calcext:condition calcext:apply-style-name="Cellule invalide" calcext:value="=&quot;&quot;" calcext:base-cell-address="Feuille1.AG22"/>
          </calcext:conditional-format>
          <calcext:conditional-format calcext:target-range-address="Feuille1.AD22:Feuille1.AD22">
            <calcext:condition calcext:apply-style-name="Cellule grisée" calcext:value="formula-is([.AA22]=0)" calcext:base-cell-address="Feuille1.AD22"/>
            <calcext:condition calcext:apply-style-name="Cellule invalide" calcext:value="formula-is(AND([.AA22]&lt;&gt;0;[.AD22]=&quot;&quot;))" calcext:base-cell-address="Feuille1.AD22"/>
          </calcext:conditional-format>
          <calcext:conditional-format calcext:target-range-address="Feuille1.AE22:Feuille1.AE22">
            <calcext:condition calcext:apply-style-name="Cellule grisée" calcext:value="formula-is(OR([.AA22]=0;[.AA22]=0=&quot;line&quot;;[.AA22]=0=&quot;circle&quot;))" calcext:base-cell-address="Feuille1.AE22"/>
            <calcext:condition calcext:apply-style-name="Cellule invalide" calcext:value="formula-is(AND([.AB22]&lt;&gt;0;[.AE22]=&quot;&quot;))" calcext:base-cell-address="Feuille1.AE22"/>
          </calcext:conditional-format>
          <calcext:conditional-format calcext:target-range-address="Feuille1.AH22:Feuille1.AI22">
            <calcext:condition calcext:apply-style-name="Cellule invalide" calcext:value="=&quot;&quot;" calcext:base-cell-address="Feuille1.AH22"/>
          </calcext:conditional-format>
          <calcext:conditional-format calcext:target-range-address="Feuille1.AH10:Feuille1.AH10">
            <calcext:condition calcext:apply-style-name="Cellule invalide" calcext:value="=&quot;&quot;" calcext:base-cell-address="Feuille1.AH10"/>
          </calcext:conditional-format>
          <calcext:conditional-format calcext:target-range-address="Feuille1.AH15:Feuille1.AH15">
            <calcext:condition calcext:apply-style-name="Cellule invalide" calcext:value="=&quot;&quot;" calcext:base-cell-address="Feuille1.AH15"/>
          </calcext:conditional-format>
          <calcext:conditional-format calcext:target-range-address="Feuille1.AH17:Feuille1.AH17">
            <calcext:condition calcext:apply-style-name="Cellule invalide" calcext:value="=&quot;&quot;" calcext:base-cell-address="Feuille1.AH17"/>
          </calcext:conditional-format>
          <calcext:conditional-format calcext:target-range-address="Feuille1.AH18:Feuille1.AI18">
            <calcext:condition calcext:apply-style-name="Cellule invalide" calcext:value="=&quot;&quot;" calcext:base-cell-address="Feuille1.AH18"/>
          </calcext:conditional-format>
          <calcext:conditional-format calcext:target-range-address="Feuille1.AH19:Feuille1.AH19">
            <calcext:condition calcext:apply-style-name="Cellule invalide" calcext:value="=&quot;&quot;" calcext:base-cell-address="Feuille1.AH19"/>
          </calcext:conditional-format>
          <calcext:conditional-format calcext:target-range-address="Feuille1.AH20:Feuille1.AH20">
            <calcext:condition calcext:apply-style-name="Cellule invalide" calcext:value="=&quot;&quot;" calcext:base-cell-address="Feuille1.AH20"/>
          </calcext:conditional-format>
          <calcext:conditional-format calcext:target-range-address="Feuille1.AH14:Feuille1.AI14">
            <calcext:condition calcext:apply-style-name="Cellule invalide" calcext:value="=&quot;&quot;" calcext:base-cell-address="Feuille1.AH14"/>
          </calcext:conditional-format>
          <calcext:conditional-format calcext:target-range-address="Feuille1.AH13:Feuille1.AH13">
            <calcext:condition calcext:apply-style-name="Cellule invalide" calcext:value="=&quot;&quot;" calcext:base-cell-address="Feuille1.AH13"/>
          </calcext:conditional-format>
          <calcext:conditional-format calcext:target-range-address="Feuille1.AH12:Feuille1.AH12">
            <calcext:condition calcext:apply-style-name="Cellule invalide" calcext:value="=&quot;&quot;" calcext:base-cell-address="Feuille1.AH12"/>
          </calcext:conditional-format>
          <calcext:conditional-format calcext:target-range-address="Feuille1.AI10:Feuille1.AI10">
            <calcext:condition calcext:apply-style-name="Cellule invalide" calcext:value="=&quot;&quot;" calcext:base-cell-address="Feuille1.AI10"/>
          </calcext:conditional-format>
          <calcext:conditional-format calcext:target-range-address="Feuille1.AI11:Feuille1.AI11">
            <calcext:condition calcext:apply-style-name="Cellule invalide" calcext:value="=&quot;&quot;" calcext:base-cell-address="Feuille1.AI11"/>
          </calcext:conditional-format>
          <calcext:conditional-format calcext:target-range-address="Feuille1.AI12:Feuille1.AI12">
            <calcext:condition calcext:apply-style-name="Cellule invalide" calcext:value="=&quot;&quot;" calcext:base-cell-address="Feuille1.AI12"/>
          </calcext:conditional-format>
          <calcext:conditional-format calcext:target-range-address="Feuille1.AI13:Feuille1.AI13">
            <calcext:condition calcext:apply-style-name="Cellule invalide" calcext:value="=&quot;&quot;" calcext:base-cell-address="Feuille1.AI13"/>
          </calcext:conditional-format>
          <calcext:conditional-format calcext:target-range-address="Feuille1.AI15:Feuille1.AI15">
            <calcext:condition calcext:apply-style-name="Cellule invalide" calcext:value="=&quot;&quot;" calcext:base-cell-address="Feuille1.AI15"/>
          </calcext:conditional-format>
          <calcext:conditional-format calcext:target-range-address="Feuille1.AI16:Feuille1.AI16">
            <calcext:condition calcext:apply-style-name="Cellule invalide" calcext:value="=&quot;&quot;" calcext:base-cell-address="Feuille1.AI16"/>
          </calcext:conditional-format>
          <calcext:conditional-format calcext:target-range-address="Feuille1.AI17:Feuille1.AI17">
            <calcext:condition calcext:apply-style-name="Cellule invalide" calcext:value="=&quot;&quot;" calcext:base-cell-address="Feuille1.AI17"/>
          </calcext:conditional-format>
          <calcext:conditional-format calcext:target-range-address="Feuille1.AI19:Feuille1.AI19">
            <calcext:condition calcext:apply-style-name="Cellule invalide" calcext:value="=&quot;&quot;" calcext:base-cell-address="Feuille1.AI19"/>
          </calcext:conditional-format>
          <calcext:conditional-format calcext:target-range-address="Feuille1.AI20:Feuille1.AI20">
            <calcext:condition calcext:apply-style-name="Cellule invalide" calcext:value="=&quot;&quot;" calcext:base-cell-address="Feuille1.AI20"/>
          </calcext:conditional-format>
          <calcext:conditional-format calcext:target-range-address="Feuille1.AI21:Feuille1.AI21">
            <calcext:condition calcext:apply-style-name="Cellule invalide" calcext:value="=&quot;&quot;" calcext:base-cell-address="Feuille1.AI21"/>
          </calcext:conditional-format>
          <calcext:conditional-format calcext:target-range-address="Feuille1.AI25:Feuille1.AI30">
            <calcext:condition calcext:apply-style-name="Cellule invalide" calcext:value="=&quot;&quot;" calcext:base-cell-address="Feuille1.AI25"/>
          </calcext:conditional-format>
          <calcext:conditional-format calcext:target-range-address="Feuille1.AI24:Feuille1.AI24">
            <calcext:condition calcext:apply-style-name="Cellule invalide" calcext:value="=&quot;&quot;" calcext:base-cell-address="Feuille1.AI24"/>
          </calcext:conditional-format>
          <calcext:conditional-format calcext:target-range-address="Feuille1.AI33:Feuille1.AI49">
            <calcext:condition calcext:apply-style-name="Cellule invalide" calcext:value="=&quot;&quot;" calcext:base-cell-address="Feuille1.AI33"/>
          </calcext:conditional-format>
          <calcext:conditional-format calcext:target-range-address="Feuille1.C26:Feuille1.C26">
            <calcext:condition calcext:apply-style-name="Cellule invalide" calcext:value="formula-is([.C26]=&quot;&quot;)" calcext:base-cell-address="Feuille1.C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01:14:27.7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4T01:14:57.274000000</dc:date>
    <meta:editing-duration>PT10H47M38S</meta:editing-duration>
    <meta:editing-cycles>428</meta:editing-cycles>
    <meta:document-statistic meta:table-count="1" meta:cell-count="4133" meta:object-count="0"/>
  </office:meta>
</office:document-meta>
</file>